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9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110001 ALTA FLORESTA D\'OEST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002 ARIQUEME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003 CABIXI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004 CACOAL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005 CEREJEIRA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006 COLORADO DO OEST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007 CORUMBIAR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008 COSTA MARQUE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009 ESPIGAO D\'OEST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010 GUAJARA-MIRIM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011 JARU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012 JI-PARAN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013 MACHADINHO D\'OEST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014 NOVA BRASILANDIA D\'OEST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015 OURO PRETO DO OEST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018 PIMENTA BUEN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020 PORTO VELH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025 PRESIDENTE MEDICI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026 RIO CRESP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028 ROLIM DE MOUR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029 SANTA LUZIA D\'OEST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030 VILHEN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032 SAO MIGUEL DO GUAPOR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033 NOVA MAMOR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034 ALVORADA D\'OEST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037 ALTO ALEGRE DOS PARECI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040 ALTO PARAIS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045 BURITI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050 NOVO HORIZONTE DO OEST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060 CACAULANDI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070 CAMPO NOVO DE RONDONI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080 CANDEIAS DO JAMARI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090 CASTANHEIRA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092 CHUPINGUAI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094 CUJUBIM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100 GOVERNADOR JORGE TEIXEIR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110 ITAPUA DO OEST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120 MINISTRO ANDREAZZ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130 MIRANTE DA SERR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140 MONTE NEGR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143 NOVA UNIA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145 PARECI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146 PIMENTEIRAS DO OEST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147 PRIMAVERA DE RONDONI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148 SAO FELIPE D\'OEST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149 SAO FRANCISCO DO GUAPOR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150 SERINGUEIRA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155 TEIXEIROPOLI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160 THEOBROM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170 URUP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175 VALE DO ANARI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0180 VALE DO PARAIS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0001 ACRELANDI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0005 ASSIS BRASIL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0010 BRASILEI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0013 BUJARI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0017 CAPIXAB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0020 CRUZEIRO DO SUL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0025 EPITACIOLANDI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0030 FEIJ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0032 JORDA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0033 MANCIO LIM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0034 MANOEL URBAN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0035 MARECHAL THAUMATURG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0038 PLACIDO DE CASTR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0039 PORTO WALTER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0040 RIO BRANC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0042 RODRIGUES ALVE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0043 SANTA ROSA DO PURU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0045 SENADOR GUIOMARD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0050 SENA MADUREIR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0060 TARAUAC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0070 XAPURI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0080 PORTO ACR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002 ALVARAE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006 AMATUR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008 ANAM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010 ANORI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014 APUI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020 ATALAIA DO NORT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030 AUTAZE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040 BARCELO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050 BARREIRINH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060 BENJAMIN CONSTANT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063 BERURI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068 BOA VISTA DO RAMO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070 BOCA DO ACR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080 BORB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083 CAAPIRANG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090 CANUTAM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100 CARAUARI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110 CAREIR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115 CAREIRO DA VARZE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120 COARI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130 CODAJA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140 EIRUNEP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150 ENVIR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160 FONTE BO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165 GUAJAR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170 HUMAIT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180 IPIXUN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185 IRANDUB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190 ITACOATIAR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195 ITAMARATI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200 ITAPIRANG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210 JAPUR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220 JURU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230 JUTAI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240 LABRE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250 MANACAPURU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255 MANAQUIRI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260 MANAU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270 MANICOR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280 MARA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290 MAUE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300 NHAMUND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310 NOVA OLINDA DO NORT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320 NOVO AIRA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330 NOVO ARIPUAN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340 PARIN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350 PAUINI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353 PRESIDENTE FIGUEIRED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356 RIO PRETO DA EV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360 SANTA ISABEL DO RIO NEGR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370 SANTO ANTONIO DO IC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380 SAO GABRIEL DA CACHOEIR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390 SAO PAULO DE OLIVENC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395 SAO SEBASTIAO DO UATUM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400 SILVE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406 TABATING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410 TAPAU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420 TEF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423 TONAN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426 UARINI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430 URUCAR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440 URUCURITUB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0002 AMAJARI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0005 ALTO ALEGR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0010 BOA VIST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0015 BONFIM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0017 CANT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0020 CARACARAI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0023 CAROEB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0028 IRACEM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0030 MUCAJAI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0040 NORMANDI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0045 PACARAIM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0047 RORAINOPOLI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0050 SAO JOAO DA BALIZ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0060 SAO LUIZ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0070 UIRAMUT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010 ABAETETUB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013 ABEL FIGUEIRED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020 ACAR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030 AFU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034 AGUA AZUL DO NORT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040 ALENQUER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050 ALMEIRIM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060 ALTAMIR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070 ANAJA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080 ANANINDEU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085 ANAPU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090 AUGUSTO CORRE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095 AURORA DO PAR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100 AVEIR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110 BAGR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120 BAIA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125 BANNACH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130 BARCAREN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140 BELEM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145 BELTERR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150 BENEVIDE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157 BOM JESUS DO TOCAN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160 BONIT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170 BRAGANC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172 BRASIL NOV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175 BREJO GRANDE DO ARAGUAI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178 BREU BRANC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180 BREVE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190 BUJARU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195 CACHOEIRA DO PIRI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200 CACHOEIRA DO ARARI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210 CAMET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215 CANAA DOS CARAJA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220 CAPANEM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230 CAPITAO POC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240 CASTANHAL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250 CHAVE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260 COLARE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270 CONCEICAO DO ARAGUAI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275 CONCORDIA DO PAR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276 CUMARU DO NORT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277 CURIONOPOLI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280 CURRALINH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285 CURU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290 CURUC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293 DOM ELISEU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295 ELDORADO DOS CARAJA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300 FAR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304 FLORESTA DO ARAGUAI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307 GARRAFAO DO NORT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309 GOIANESIA DO PAR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310 GURUP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320 IGARAPE-ACU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330 IGARAPE-MIRI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340 INHANGAPI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345 IPIXUNA DO PAR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350 IRITUI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360 ITAITUB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370 ITUPIRANG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375 JACAREACANG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380 JACUND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390 JURUTI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400 LIMOEIRO DO AJURU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405 MAE DO RI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410 MAGALHAES BARAT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420 MARAB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430 MARACAN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440 MARAPANIM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442 MARITUB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445 MEDICILANDI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450 MELGAC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460 MOCAJUB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470 MOJU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475 MOJUI DOS CAMPO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480 MONTE ALEGR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490 MUAN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495 NOVA ESPERANCA DO PIRI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497 NOVA IPIXUN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500 NOVA TIMBOTEU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503 NOVO PROGRESS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506 NOVO REPARTIMENT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510 OBIDO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520 OEIRAS DO PAR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530 ORIXIMIN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540 OUREM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543 OURILANDIA DO NORT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548 PACAJ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549 PALESTINA DO PAR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550 PARAGOMINA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553 PARAUAPEBA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555 PAU D\'ARC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560 PEIXE-BOI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563 PICARR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565 PLACA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570 PONTA DE PEDRA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580 PORTEL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590 PORTO DE MOZ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600 PRAINH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610 PRIMAVER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611 QUATIPURU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613 REDENCA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616 RIO MARI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618 RONDON DO PAR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619 RUROPOLI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620 SALINOPOLI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630 SALVATERR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635 SANTA BARBARA DO PAR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640 SANTA CRUZ DO ARARI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650 SANTA IZABEL DO PAR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655 SANTA LUZIA DO PAR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658 SANTA MARIA DAS BARREIRA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660 SANTA MARIA DO PAR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670 SANTANA DO ARAGUAI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680 SANTAREM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690 SANTAREM NOV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700 SANTO ANTONIO DO TAU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710 SAO CAETANO DE ODIVELA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715 SAO DOMINGOS DO ARAGUAI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720 SAO DOMINGOS DO CAPIM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730 SAO FELIX DO XINGU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740 SAO FRANCISCO DO PAR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745 SAO GERALDO DO ARAGUAI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746 SAO JOAO DA PONT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747 SAO JOAO DE PIRABA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750 SAO JOAO DO ARAGUAI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760 SAO MIGUEL DO GUAM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770 SAO SEBASTIAO DA BOA VIST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775 SAPUCAI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780 SENADOR JOSE PORFIRI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790 SOUR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795 TAILANDI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796 TERRA ALT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797 TERRA SANT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800 TOME-ACU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803 TRACUATEU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805 TRAIRA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808 TUCUM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810 TUCURUI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812 ULIANOPOLI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815 URUAR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820 VIGI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830 VISEU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835 VITORIA DO XINGU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0840 XINGUAR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0005 SERRA DO NAVI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0010 AMAP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0015 PEDRA BRANCA DO AMAPARI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0020 CALCOEN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0021 CUTIA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0023 FERREIRA GOME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0025 ITAUBAL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0027 LARANJAL DO JARI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0030 MACAP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0040 MAZAGA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0050 OIAPOQU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0053 PORTO GRAND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0055 PRACUUB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0060 SANTAN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0070 TARTARUGALZINH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60080 VITORIA DO JARI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025 ABREULANDI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030 AGUIARNOPOLI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035 ALIANCA DO TOCAN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040 ALMA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070 ALVORAD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100 ANANA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105 ANGIC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110 APARECIDA DO RIO NEGR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130 ARAGOMINA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190 ARAGUACEM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200 ARAGUACU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210 ARAGUAIN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215 ARAGUAN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220 ARAGUA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230 ARAPOEM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240 ARRAIA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255 AUGUSTINOPOLI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270 AURORA DO TOCAN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290 AXIXA DO TOCAN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300 BABACULANDI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305 BANDEIRANTES DO TOCAN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307 BARRA DO OUR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310 BARROLANDI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320 BERNARDO SAYA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330 BOM JESUS DO TOCAN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360 BRASILANDIA DO TOCAN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370 BREJINHO DE NAZAR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380 BURITI DO TOCAN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382 CACHOEIRINH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384 CAMPOS LINDO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386 CARIRI DO TOCAN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388 CARMOLANDI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389 CARRASCO BONIT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390 CASEAR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410 CENTENARI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460 CHAPADA DE AREI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510 CHAPADA DA NATIVIDAD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550 COLINAS DO TOCAN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555 COMBINAD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560 CONCEICAO DO TOCAN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600 COUTO MAGALHAE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610 CRISTALANDI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625 CRIXAS DO TOCAN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650 DARCINOPOLI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700 DIANOPOLI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710 DIVINOPOLIS DO TOCAN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720 DOIS IRMAOS DO TOCAN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730 DUER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740 ESPERANTIN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755 FATIM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765 FIGUEIROPOLI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770 FILADELFI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820 FORMOSO DO ARAGUAI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825 FORTALEZA DO TABOCA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830 GOIANORT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900 GOIA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930 GUARAI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950 GURUPI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0980 IPUEIRA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050 ITACAJ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070 ITAGUA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090 ITAPIRA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110 ITAPORA DO TOCAN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150 JAU DO TOCAN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180 JUARIN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190 LAGOA DA CONFUSA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195 LAGOA DO TOCAN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200 LAJEAD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215 LAVANDEIR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240 LIZARD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245 LUZINOPOLI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250 MARIANOPOLIS DO TOCAN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270 MATEIRO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280 MAURILANDIA DO TOCAN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320 MIRACEMA DO TOCAN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330 MIRANORT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360 MONTE DO CARM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370 MONTE SANTO DO TOCAN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380 PALMEIRAS DO TOCAN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395 MURICILANDI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420 NATIVIDAD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430 NAZAR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488 NOVA OLIND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500 NOVA ROSALANDI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510 NOVO ACORD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515 NOVO ALEGR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525 NOVO JARDIM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550 OLIVEIRA DE FATIM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570 PALMEIRANT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575 PALMEIROPOLI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610 PARAISO DO TOCAN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620 PARAN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630 PAU D\'ARC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650 PEDRO AFONS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660 PEIX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665 PEQUIZEIR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670 COLMEI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700 PINDORAMA DO TOCAN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720 PIRAQU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750 PIUM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780 PONTE ALTA DO BOM JESU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790 PONTE ALTA DO TOCAN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800 PORTO ALEGRE DO TOCAN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820 PORTO NACIONAL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830 PRAIA NORT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840 PRESIDENTE KENNEDY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845 PUGMIL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850 RECURSOLANDI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855 RIACHINH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865 RIO DA CONCEICA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870 RIO DOS BOI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875 RIO SON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880 SAMPAI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884 SANDOLANDI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886 SANTA FE DO ARAGUAI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888 SANTA MARIA DO TOCAN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889 SANTA RITA DO TOCAN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890 SANTA ROSA DO TOCAN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1900 SANTA TEREZA DO TOCAN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2000 SANTA TEREZINHA DO TOCAN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2010 SAO BENTO DO TOCAN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2015 SAO FELIX DO TOCAN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2020 SAO MIGUEL DO TOCAN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2025 SAO SALVADOR DO TOCAN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2030 SAO SEBASTIAO DO TOCAN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2049 SAO VALERI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2065 SILVANOPOLI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2080 SITIO NOVO DO TOCAN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2085 SUCUPIR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2090 TAGUATING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2093 TAIPAS DO TOCAN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2097 TALISM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2100 PALMA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2110 TOCANTINI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2120 TOCANTINOPOLI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2125 TUPIRAM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2130 TUPIRATIN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2208 WANDERLANDI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72210 XAMBIOA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10005 ACAILAND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010 AFONSO CUNH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015 AGUA DOCE DO MARANH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020 ALCANTA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030 ALDEIAS ALT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040 ALTAMIRA DO MARANH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043 ALTO ALEGRE DO MARANH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047 ALTO ALEGRE DO PINDAR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050 ALTO PARNAI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055 AMAPA DO MARANH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060 AMARANTE DO MARANH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070 ANAJATU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080 ANAPURU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083 APICUM-AC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087 ARAGUA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090 ARAIOS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095 ARAM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100 ARAR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110 AXIX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120 BACABAL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125 BACABE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130 BACUR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135 BACURITU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140 BALS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150 BARAO DE GRAJA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160 BARRA DO CORD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170 BARREIRINH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173 BELAGU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177 BELA VISTA DO MARANH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180 BENEDITO LEI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190 BEQUIM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193 BERNARDO DO MEARI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197 BOA VISTA DO GURUP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200 BOM JARDI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203 BOM JESUS DAS SELV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207 BOM LUGAR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210 BREJ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215 BREJO DE ARE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220 BURIT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230 BURITI BRAV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232 BURITICUP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235 BURITIRA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237 CACHOEIRA GRAND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240 CAJAPI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250 CAJAR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255 CAMPESTRE DO MARANH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260 CANDIDO MEND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270 CANTANHED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275 CAPINZAL DO NOR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280 CAROLI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290 CARUTAPE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300 CAXI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310 CEDRAL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312 CENTRAL DO MARANH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315 CENTRO DO GUILHERM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317 CENTRO NOVO DO MARANH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320 CHAPADINH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325 CIDELAND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330 COD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340 COELHO NET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350 COLIN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355 CONCEICAO DO LAGO-AC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360 COROAT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370 CURURUP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375 DAVINOPOLI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380 DOM PED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390 DUQUE BACELAR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400 ESPERANTINOPOLI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405 ESTREIT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407 FEIRA NOVA DO MARANH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408 FERNANDO FALC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409 FORMOSA DA SERRA NEG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410 FORTALEZA DOS NOGUEIR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420 FORTU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430 GODOFREDO VIA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440 GONCALVES DI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450 GOVERNADOR ARCHER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455 GOVERNADOR EDISON LOB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460 GOVERNADOR EUGENIO BARR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462 GOVERNADOR LUIZ ROCH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465 GOVERNADOR NEWTON BELL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467 GOVERNADOR NUNES FREIR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470 GRACA ARANH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480 GRAJA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490 GUIMARA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500 HUMBERTO DE CAMP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510 ICAT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515 IGARAPE DO MEI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520 IGARAPE GRAND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530 IMPERATRIZ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535 ITAIPAVA DO GRAJA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540 ITAPECURU MIRI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542 ITINGA DO MARANH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545 JATO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547 JENIPAPO DOS VIEIR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550 JOAO LISBO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560 JOSELAND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565 JUNCO DO MARANH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570 LAGO DA PED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580 LAGO DO JUNC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590 LAGO VERD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592 LAGOA DO MAT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594 LAGO DOS RODRIGU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596 LAGOA GRANDE DO MARANH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598 LAJEADO NOV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600 LIMA CAMP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610 LORET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620 LUIS DOMINGU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630 MAGALHAES DE ALMEID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632 MARACACUM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635 MARAJA DO SE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637 MARANHAOZINH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640 MATA ROM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650 MATINH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660 MATO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663 MATOES DO NOR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667 MILAGRES DO MARANH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670 MIRADOR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675 MIRANDA DO NOR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680 MIRINZAL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690 MONC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700 MONTES ALT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710 MORR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720 NINA RODRIGU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725 NOVA COLIN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730 NOVA IORQU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735 NOVA OLINDA DO MARANH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740 OLHO D\'AGUA DAS CUNH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745 OLINDA NOVA DO MARANH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750 PACO DO LUMIAR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760 PALMEIRAND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770 PARAIBAN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780 PARNARAM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790 PASSAGEM FRANC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800 PASTOS BON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805 PAULINO NEV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810 PAULO RAM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820 PEDREIR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825 PEDRO DO ROSARI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830 PENALV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840 PERI MIRI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845 PERITO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850 PINDARE-MIRI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860 PINHEI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870 PIO XI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880 PIRAPEM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890 POCAO DE PEDR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900 PORTO FRANC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905 PORTO RICO DO MARANH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910 PRESIDENTE DUT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920 PRESIDENTE JUSCELIN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923 PRESIDENTE MEDIC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927 PRESIDENTE SARNEY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930 PRESIDENTE VARG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940 PRIMEIRA CRUZ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945 RAPOS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950 RIACH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955 RIBAMAR FIQUEN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960 ROSARI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970 SAMBAI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975 SANTA FILOMENA DO MARANH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980 SANTA HELE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990 SANTA IN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000 SANTA LUZ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003 SANTA LUZIA DO PARU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010 SANTA QUITERIA DO MARANH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020 SANTA RIT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023 SANTANA DO MARANH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027 SANTO AMARO DO MARANH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030 SANTO ANTONIO DOS LOP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040 SAO BENEDITO DO RIO PRET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050 SAO BENT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060 SAO BERNARD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065 SAO DOMINGOS DO AZEIT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070 SAO DOMINGOS DO MARANH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080 SAO FELIX DE BALS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085 SAO FRANCISCO DO BREJ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090 SAO FRANCISCO DO MARANH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100 SAO JOAO BATIST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102 SAO JOAO DO CAR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105 SAO JOAO DO PARAIS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107 SAO JOAO DO SOTER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110 SAO JOAO DOS PAT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120 SAO JOSE DE RIBAMAR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125 SAO JOSE DOS BASILI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130 SAO LUI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140 SAO LUIS GONZAGA DO MARANH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150 SAO MATEUS DO MARANH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153 SAO PEDRO DA AGUA BRANC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157 SAO PEDRO DOS CRENT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160 SAO RAIMUNDO DAS MANGABEIR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163 SAO RAIMUNDO DO DOCA BEZER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167 SAO ROBERT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170 SAO VICENTE FERRER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172 SATUBINH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174 SENADOR ALEXANDRE COST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176 SENADOR LA ROCQU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178 SERRANO DO MARANH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180 SITIO NOV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190 SUCUPIRA DO NOR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195 SUCUPIRA DO RIACH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200 TASSO FRAGOS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210 TIMBIR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220 TIMON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223 TRIZIDELA DO VAL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227 TUFILAND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230 TUNTU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240 TURIAC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245 TURILAND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250 TUTO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260 URBANO SANT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270 VARGEM GRAND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280 VIA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285 VILA NOVA DOS MARTIRI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290 VITORIA DO MEARI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300 VITORINO FREIR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1400 ZE DOC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005 ACAU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010 AGRICOLAND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020 AGUA BRANC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025 ALAGOINHA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027 ALEGRETE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030 ALTO LONG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040 ALT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045 ALVORADA DO GURGUE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050 AMARAN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060 ANGICAL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070 ANISIO DE ABRE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080 ANTONIO ALMEID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090 AROAZ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095 AROEIRAS DO ITAI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100 ARRAIAL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105 ASSUNCAO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110 AVELINO LOP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115 BAIXA GRANDE DO RIBEI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117 BARRA D\'ALCANTA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120 BARR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130 BARREIRAS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140 BARRO DU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150 BATALH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155 BELA VISTA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157 BELEM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160 BENEDITIN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170 BERTOLIN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173 BETANIA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177 BOA HO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180 BOCAI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190 BOM JESU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191 BOM PRINCIPIO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192 BONFIM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194 BOQUEIRAO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196 BRASILE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198 BREJO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200 BURITI DOS LOP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202 BURITI DOS MONT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205 CABECEIRAS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207 CAJAZEIRAS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208 CAJUEIRO DA PRA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209 CALDEIRAO GRANDE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210 CAMPINAS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211 CAMPO ALEGRE DO FIDALG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213 CAMPO GRANDE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217 CAMPO LARGO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220 CAMPO MAIOR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225 CANAVIE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230 CANTO DO BURIT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240 CAPITAO DE CAMP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245 CAPITAO GERVASIO OLIVE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250 CARACOL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253 CARAUBAS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255 CARIDADE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260 CASTELO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265 CAXING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270 COCAL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271 COCAL DE TELH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272 COCAL DOS ALV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273 COIVAR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275 COLONIA DO GURGUE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277 COLONIA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280 CONCEICAO DO CANIND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285 CORONEL JOSE DI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290 CORREN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300 CRISTALANDIA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310 CRISTINO CAST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320 CURIMAT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323 CURRAI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325 CURRALINH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327 CURRAL NOVO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330 DEMERVAL LOB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335 DIRCEU ARCOVERD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340 DOM EXPEDITO LOP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342 DOMINGOS MOUR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345 DOM INOCENCI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350 ELESBAO VELOS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360 ELISEU MARTIN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370 ESPERANTI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375 FARTURA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380 FLORES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385 FLORESTA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390 FLORIAN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400 FRANCINOPOLI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410 FRANCISCO AYR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415 FRANCISCO MACED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420 FRANCISCO SANT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430 FRONTEIR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435 GEMINIAN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440 GILBU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450 GUADALUP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455 GUARIB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460 HUGO NAPOLE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465 ILHA GRAND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470 INHUM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480 IPIRANGA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490 ISAIAS COELH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500 ITAINOPOLI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510 ITAUE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515 JACOBINA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520 JAIC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525 JARDIM DO MULAT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527 JATOBA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530 JERUMENH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535 JOAO COST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540 JOAQUIM PIR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545 JOCA MARQU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550 JOSE DE FREIT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551 JUAZEIRO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552 JULIO BORG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553 JUREM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554 LAGOINHA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555 LAGOA ALEGR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556 LAGOA DO BARRO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557 LAGOA DE SAO FRANCISC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558 LAGOA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559 LAGOA DO SITI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560 LANDRI SAL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570 LUIS CORRE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580 LUZILAND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585 MADEI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590 MANOEL EMIDI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595 MARCOLAND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600 MARCOS PAREN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605 MASSAPE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610 MATIAS OLIMPI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620 MIGUEL ALV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630 MIGUEL LE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635 MILTON BRAND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640 MONSENHOR GIL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650 MONSENHOR HIPOLIT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660 MONTE ALEGRE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665 MORRO CABECA NO TEMP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667 MORRO DO CHAPEU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669 MURICI DOS PORTEL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670 NAZARE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672 NAZAR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675 NOSSA SENHORA DE NAZAR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680 NOSSA SENHORA DOS REMEDI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690 NOVO ORIENTE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695 NOVO SANTO ANTONI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700 OEIR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710 OLHO D\'AGUA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720 PADRE MARC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730 PAES LANDI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735 PAJEU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740 PALMEIRA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750 PALMEIRAI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755 PAQUET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760 PARNAGU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770 PARNAI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775 PASSAGEM FRANCA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777 PATOS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779 PAU D\'ARCO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780 PAULISTA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785 PAVUSS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790 PEDRO I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793 PEDRO LAURENTIN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795 NOVA SANTA RIT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800 PIC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810 PIMENTEIR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820 PIO IX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830 PIRACURUC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840 PIRIPIR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850 PORT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855 PORTO ALEGRE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860 PRATA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865 QUEIMADA NOV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870 REDENCAO DO GURGUE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880 REGENERAC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885 RIACHO FRI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887 RIBEIRA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890 RIBEIRO GONCALV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900 RIO GRANDE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910 SANTA CRUZ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915 SANTA CRUZ DOS MILAGR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920 SANTA FILOME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930 SANTA LUZ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935 SANTANA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937 SANTA ROSA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940 SANTO ANTONIO DE LISBO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945 SANTO ANTONIO DOS MILAGR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950 SANTO INACIO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955 SAO BRAZ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960 SAO FELIX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965 SAO FRANCISCO DE ASSIS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970 SAO FRANCISCO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975 SAO GONCALO DO GURGUE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980 SAO GONCALO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985 SAO JOAO DA CANABRAV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987 SAO JOAO DA FRONTE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990 SAO JOAO DA SER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995 SAO JOAO DA VARJOT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0997 SAO JOAO DO ARRAIAL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1000 SAO JOAO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1005 SAO JOSE DO DIVIN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1010 SAO JOSE DO PEIX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1020 SAO JOSE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1030 SAO JULI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1035 SAO LOURENCO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1037 SAO LUIS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1038 SAO MIGUEL DA BAIXA GRAND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1039 SAO MIGUEL DO FIDALG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1040 SAO MIGUEL DO TAPUI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1050 SAO PEDRO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1060 SAO RAIMUNDO NONAT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1062 SEBASTIAO BARR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1063 SEBASTIAO LEAL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1065 SIGEFREDO PACHEC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1070 SIMO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1080 SIMPLICIO MEND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1090 SOCORRO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1093 SUSSUAPA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1095 TAMBORIL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1097 TANQUE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1100 TERESI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1110 UNI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1120 URUC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1130 VALENCA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1135 VARZEA BRANC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1140 VARZEA GRAND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1150 VERA MEND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1160 VILA NOVA DO PIA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1170 WALL FERRAZ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010 ABAIA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015 ACARAP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020 ACARA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030 ACOPIA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040 AIUA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050 ALCANTAR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060 ALTANE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070 ALTO SANT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075 AMONTAD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080 ANTONINA DO NOR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090 APUIAR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100 AQUIRAZ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110 ARACAT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120 ARACOIA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125 ARAREND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130 ARARIP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140 ARATU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150 ARNEIROZ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160 ASSAR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170 AURO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180 BAIXI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185 BANABUI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190 BARBALH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195 BARRE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200 BAR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205 BARROQUINH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210 BATURI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220 BEBERIB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230 BELA CRUZ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240 BOA VIAGE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250 BREJO SANT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260 CAMOCI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270 CAMPOS SAL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280 CANIND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290 CAPISTRAN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300 CARIDAD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310 CARIR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320 CARIRIAC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330 CARIU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340 CARNAUBAL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350 CASCAVEL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360 CATARI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365 CATUND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370 CAUCA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380 CED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390 CHAVAL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393 CHO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395 CHOROZINH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400 COREA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410 CRATEU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420 CRAT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423 CROAT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425 CRUZ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426 DEPUTADO IRAPUAN PINHEI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427 ERER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428 EUSEBI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430 FARIAS BRIT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435 FORQUILH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440 FORTALEZ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445 FORTI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450 FRECHEIRINH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460 GENERAL SAMPAI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465 GRAC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470 GRANJ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480 GRANJEI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490 GROAIR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495 GUAIU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500 GUARACIABA DO NOR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510 GUARAMIRANG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520 HIDROLAND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523 HORIZON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526 IBARETAM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530 IBIAPI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533 IBICUITING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535 ICAP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540 IC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550 IGUAT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560 INDEPENDENC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565 IPAPORANG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570 IPAUMIRI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580 IP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590 IPUEIR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600 IRACEM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610 IRAUCU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620 ITAICA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625 ITAITING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630 ITAPAG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640 ITAPIPOC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650 ITAPIU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655 ITAREM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660 ITAT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670 JAGUARETAM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680 JAGUARIBA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690 JAGUARIB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700 JAGUARUA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710 JARDI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720 JAT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725 JIJOCA DE JERICOACOA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730 JUAZEIRO DO NOR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740 JUC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750 LAVRAS DA MANGABE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760 LIMOEIRO DO NOR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763 MADALE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765 MARACANA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770 MARANGUAP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780 MARC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790 MARTINOPOL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800 MASSAP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810 MAURIT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820 MERUOC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830 MILAGR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835 MILH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837 MIRAIM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840 MISSAO VELH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850 MOMBAC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860 MONSENHOR TABOS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870 MORADA NOV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880 MORAUJ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890 MORRINH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900 MUCAMB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910 MULUNG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920 NOVA OLIND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930 NOVA RUSS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940 NOVO ORIEN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945 OCA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950 OR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960 PACAJU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970 PACATU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980 PACOT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0990 PACUJ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000 PALHAN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010 PALMAC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020 PARACUR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025 PARAIPA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030 PARAMB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040 PARAMOT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050 PEDRA BRANC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060 PENAFOR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070 PENTECOS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080 PEREI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085 PINDORETAM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090 PIQUET CARNEI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095 PIRES FERRE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100 PORANG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110 PORTEIR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120 POTENG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123 POTIRETAM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126 QUITERIANOPOLI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130 QUIXAD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135 QUIXEL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140 QUIXERAMOBI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150 QUIXER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160 REDENC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170 RERIUTA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180 RUSS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190 SABOEI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195 SALITR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200 SANTANA DO ACARA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210 SANTANA DO CARIR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220 SANTA QUITER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230 SAO BENEDIT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240 SAO GONCALO DO AMARAN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250 SAO JOAO DO JAGUARIB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260 SAO LUIS DO CUR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270 SENADOR POMPE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280 SENADOR S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290 SOBRAL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300 SOLONOPOL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310 TABULEIRO DO NOR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320 TAMBORIL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325 TARRAF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330 TAU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335 TEJUCUOC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340 TIANGU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350 TRAIR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355 TURUR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360 UBAJA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370 UMAR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375 UMIRI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380 URUBURETAM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390 URUOC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395 VARJOT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400 VARZEA ALEGR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410 VICOSA DO CEA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010 ACAR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020 AC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030 AFONSO BEZER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040 AGUA NOV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050 ALEXANDR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060 ALMINO AFONS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070 ALTO DO RODRIGU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080 ANGIC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090 ANTONIO MARTIN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100 APOD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110 AREIA BRANC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120 AR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130 AUGUSTO SEVE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140 BAIA FORMOS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145 BARAU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150 BARCELO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160 BENTO FERNAND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165 BOD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170 BOM JESU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180 BREJINH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185 CAICARA DO NOR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190 CAICARA DO RIO DO VENT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200 CAIC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210 CAMPO REDOND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220 CANGUARETAM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230 CARAUB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240 CARNAUBA DOS DANT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250 CARNAUBAI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260 CEARA-MIRI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270 CERRO CO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280 CORONEL EZEQUIEL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290 CORONEL JOAO PESSO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300 CRUZET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310 CURRAIS NOV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320 DOUTOR SEVERIAN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325 PARNAMIRI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330 ENCANT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340 EQUADOR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350 ESPIRITO SANT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360 EXTREMOZ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370 FELIPE GUER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375 FERNANDO PEDROZ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380 FLORAN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390 FRANCISCO DANT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400 FRUTUOSO GOM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410 GALINH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420 GOIANINH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430 GOVERNADOR DIX-SEPT ROSAD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440 GROSS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450 GUAMAR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460 IELMO MARINH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470 IPANGUAC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480 IPUE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485 ITAJ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490 ITA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500 JACA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510 JANDA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520 JANDUI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530 JANUARIO CICC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540 JAP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550 JARDIM DE ANGIC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560 JARDIM DE PIRANH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570 JARDIM DO SERID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580 JOAO CAMA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590 JOAO DI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600 JOSE DA PENH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610 JUCURUT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615 JUND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620 LAGOA D\'ANT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630 LAGOA DE PEDR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640 LAGOA DE VELH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650 LAGOA NOV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660 LAGOA SALGAD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670 LAJ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680 LAJES PINTAD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690 LUCREC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700 LUIS GOM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710 MACAI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720 MACA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725 MAJOR SAL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730 MARCELINO VIE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740 MARTIN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750 MAXARANGUAP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760 MESSIAS TARGIN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770 MONTANH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780 MONTE ALEGR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790 MONTE DAS GAMELEIR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800 MOSSO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810 NATAL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820 NISIA FLOREST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830 NOVA CRUZ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840 OLHO-D\'AGUA DO BORG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850 OURO BRANC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860 PARA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870 PARA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880 PARAZINH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890 PARELH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895 RIO DO FOG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910 PASSA E FIC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920 PASSAGE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930 PAT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933 SANTA MAR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940 PAU DOS FERR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950 PEDRA GRAND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960 PEDRA PRET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970 PEDRO AVELIN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980 PEDRO VELH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0990 PENDENCI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000 PILO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010 POCO BRANC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020 PORTALEGR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025 PORTO DO MANGU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030 SERRA CAIAD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040 PUREZ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050 RAFAEL FERNAND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060 RAFAEL GODEI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070 RIACHO DA CRUZ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080 RIACHO DE SANTA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090 RIACHUEL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100 RODOLFO FERNAND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105 TIBA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110 RUY BARBOS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120 SANTA CRUZ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140 SANTANA DO MAT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142 SANTANA DO SERID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150 SANTO ANTONI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160 SAO BENTO DO NOR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170 SAO BENTO DO TRAIR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180 SAO FERNAND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190 SAO FRANCISCO DO OES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200 SAO GONCALO DO AMARAN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210 SAO JOAO DO SABUG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220 SAO JOSE DE MIPIB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230 SAO JOSE DO CAMPESTR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240 SAO JOSE DO SERID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250 SAO MIGUEL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255 SAO MIGUEL DO GOSTOS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260 SAO PAULO DO POTENG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270 SAO PED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280 SAO RAFAEL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290 SAO TOM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300 SAO VICEN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310 SENADOR ELOI DE SOUZ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320 SENADOR GEORGINO AVELIN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330 SERRA DE SAO BENT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335 SERRA DO MEL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340 SERRA NEGRA DO NOR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350 SERRINH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355 SERRINHA DOS PINT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360 SEVERIANO MEL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370 SITIO NOV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380 TABOLEIRO GRAND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390 TAIP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400 TANGA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410 TENENTE ANANI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415 TENENTE LAURENTINO CRUZ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420 TIBAU DO SUL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430 TIMBAUBA DOS BATIST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440 TOUR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445 TRIUNFO POTIGUAR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450 UMARIZAL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460 UPANEM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470 VARZE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475 VENHA-VER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480 VERA CRUZ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490 VICOS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1500 VILA FLOR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010 AGUA BRANC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020 AGUIAR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030 ALAGOA GRAND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040 ALAGOA NOV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050 ALAGOINH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053 ALCANTIL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057 ALGODAO DE JANDA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060 ALHAND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070 SAO JOAO DO RIO DO PEIX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073 AMPA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077 APARECID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080 ARACAG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090 ARA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100 ARARU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110 ARE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115 AREIA DE BARAUN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120 AREIAL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130 AROEIR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135 ASSUNC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140 BAIA DA TRAIC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150 BANANEIR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153 BARAU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157 BARRA DE SANTA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160 BARRA DE SANTA ROS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170 BARRA DE SAO MIGUEL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180 BAYEUX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190 BELE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200 BELEM DO BREJO DO CRUZ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205 BERNARDINO BATIST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210 BOA VENTU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215 BOA VIST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220 BOM JESU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230 BOM SUCESS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240 BONITO DE SANTA F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250 BOQUEIR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260 IGARACY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270 BORBOREM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280 BREJO DO CRUZ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290 BREJO DOS SANT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300 CAAPO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310 CABACEIR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320 CABEDEL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330 CACHOEIRA DOS INDI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340 CACIMBA DE ARE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350 CACIMBA DE DENT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355 CACIMB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360 CAICA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370 CAJAZEIR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375 CAJAZEIRINH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380 CALDAS BRAND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390 CAMALA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400 CAMPINA GRAND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403 CAPI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407 CARAUB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410 CARRAPATE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415 CASSERENGU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420 CATINGUE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430 CATOLE DO ROCH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435 CATURI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440 CONCEIC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450 CONDAD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460 COND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470 CONG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480 COREM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485 COXIXOL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490 CRUZ DO ESPIRITO SANT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500 CUBAT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510 CUI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520 CUITEG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523 CUITE DE MAMANGUAP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527 CURRAL DE CIM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530 CURRAL VELH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535 DAMI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540 DESTER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550 VISTA SERRA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560 DIAMAN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570 DONA IN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580 DUAS ESTRAD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590 EM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600 ESPERANC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610 FAGUND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620 FREI MARTINH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625 GADO BRAV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630 GUARAB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640 GURINHE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650 GURJ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660 IBIA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670 IMACULAD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680 ING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690 ITABAIA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700 ITAPORANG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710 ITAPOROROC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720 ITATU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730 JACARA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740 JERIC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750 JOAO PESSO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760 JUAREZ TAVO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770 JUAZEIRINH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780 JUNCO DO SERID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790 JURIPIRANG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800 JUR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810 LAGO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820 LAGOA DE DENT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830 LAGOA SEC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840 LAST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850 LIVRAMENT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855 LOGRADOU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860 LUCE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870 MAE D\'AGU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880 MALT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890 MAMANGUAP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900 MANA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905 MARCAC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910 MAR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915 MARIZOPOLI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920 MASSARANDU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930 MATARAC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933 MATINH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937 MATO GROSS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939 MATURE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940 MOGEI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950 MONTAD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960 MONTE HOREB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970 MONTEI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980 MULUNG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0990 NATU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000 NAZAREZINH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010 NOVA FLOREST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020 NOVA OLIND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030 NOVA PALME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040 OLHO D\'AGU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050 OLIVED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060 OURO VELH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065 PARAR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070 PASSAGE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080 PAT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090 PAULIST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100 PEDRA BRANC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110 PEDRA LAVRAD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120 PEDRAS DE FOG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130 PIANC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140 PIC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150 PILAR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160 PILO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170 PILOEZINH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180 PIRPIRITU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190 PITIMB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200 POCINH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203 POCO DANT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207 POCO DE JOSE DE MOU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210 POMBAL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220 PRAT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230 PRINCESA ISABEL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240 PUXINA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250 QUEIMAD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260 QUIXA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270 REMIGI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272 PEDRO REGI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274 RIACH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275 RIACHAO DO BACAMAR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276 RIACHAO DO POC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278 RIACHO DE SANTO ANTONI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280 RIACHO DOS CAVAL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290 RIO TINT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300 SALGADINH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310 SALGADO DE SAO FELIX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315 SANTA CECIL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320 SANTA CRUZ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330 SANTA HELE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335 SANTA IN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340 SANTA LUZ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350 SANTANA DE MANGUE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360 SANTANA DOS GARROT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365 JOCA CLAUDIN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370 SANTA RIT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380 SANTA TERESINH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385 SANTO ANDR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390 SAO BENT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392 SAO BENTINH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394 SAO DOMINGOS DO CARIR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396 SAO DOMING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398 SAO FRANCISC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400 SAO JOAO DO CARIR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410 SAO JOAO DO TIGR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420 SAO JOSE DA LAGOA TAPAD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430 SAO JOSE DE CAIA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440 SAO JOSE DE ESPINHAR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445 SAO JOSE DOS RAM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450 SAO JOSE DE PIRANH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455 SAO JOSE DE PRINCES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460 SAO JOSE DO BONFI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465 SAO JOSE DO BREJO DO CRUZ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470 SAO JOSE DO SABUG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480 SAO JOSE DOS CORDEIR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490 SAO MAMED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500 SAO MIGUEL DE TAIP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510 SAO SEBASTIAO DE LAGOA DE ROC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520 SAO SEBASTIAO DO UMBUZEI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530 SAP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540 SAO VICENTE DO SERID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550 SERRA BRANC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560 SERRA DA RAIZ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570 SERRA GRAND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580 SERRA REDOND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590 SERRAR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593 SERTAOZINH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597 SOBRAD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600 SOLANE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610 SOLEDAD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615 SOSSEG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620 SOUS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630 SUM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640 TACIM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650 TAPERO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660 TAVAR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670 TEIXE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675 TENORI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680 TRIUNF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690 UIRAU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700 UMBUZEI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710 VARZE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720 VIEIROPOLI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1740 ZABEL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005 ABREU E LIM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010 AFOGADOS DA INGAZE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020 AFRANI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030 AGRESTI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040 AGUA PRET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050 AGUAS BEL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060 ALAGOINH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070 ALIANC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080 ALTINH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090 AMARAJ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100 ANGELI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105 ARACOIA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110 ARARIPI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120 ARCOVERD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130 BARRA DE GUABIRA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140 BARREIR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150 BELEM DE MAR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160 BELEM DE SAO FRANCISC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170 BELO JARDI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180 BETAN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190 BEZERR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200 BODOC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210 BOM CONSELH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220 BOM JARDI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230 BONIT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240 BREJ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250 BREJINH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260 BREJO DA MADRE DE DEU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270 BUENOS AIR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280 BUIQU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290 CABO DE SANTO AGOSTINH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300 CABROB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310 CACHOEIRINH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320 CAET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330 CALCAD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340 CALUMB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345 CAMARAGIB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350 CAMOCIM DE SAO FELIX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360 CAMUTANG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370 CANHOTINH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380 CAPOEIR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390 CARNAI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392 CARNAUBEIRA DA PENH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400 CARPI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410 CARUAR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415 CASINH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420 CATEND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430 CED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440 CHA DE ALEGR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450 CHA GRAND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460 CONDAD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470 CORRENT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480 CORT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490 CUMAR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500 CUP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510 CUSTOD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515 DORMENT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520 ESCAD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530 EX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540 FEIRA NOV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545 FERNANDO DE NORONH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550 FERREIR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560 FLOR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570 FLOREST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580 FREI MIGUELINH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590 GAMELE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600 GARANHUN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610 GLORIA DO GOIT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620 GOIA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630 GRANIT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640 GRAVAT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650 IAT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660 IBIMIRI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670 IBIRAJU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680 IGARASS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690 IGUARACY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700 INAJ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710 INGAZE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720 IPOJUC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730 IPUB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740 ITACURU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750 ITAI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760 ILHA DE ITAMARAC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765 ITAMB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770 ITAPETI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775 ITAPISSUM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780 ITAQUITING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790 JABOATAO DOS GUARARAP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795 JAQUE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800 JATAU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805 JATO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810 JOAO ALFRED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820 JOAQUIM NABUC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825 JUCAT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830 JUP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840 JUREM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845 LAGOA DO CAR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850 LAGOA DE ITAENG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860 LAGOA DO OU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870 LAGOA DOS GAT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875 LAGOA GRAND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880 LAJED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890 LIMOEI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900 MACAPARA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910 MACHAD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915 MANAR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920 MARAIAL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930 MIRANDI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940 MOREN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950 NAZARE DA MAT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960 OLIND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970 OROB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980 OROC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0990 OURICUR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000 PALMAR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010 PALMEIRI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020 PANEL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030 PARANATAM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040 PARNAMIRI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050 PASS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060 PAUDALH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070 PAULIST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080 PED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090 PESQUE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100 PETROLAND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110 PETROLI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120 POC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130 POMB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140 PRIMAVE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150 QUIPAP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153 QUIXA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160 RECIF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170 RIACHO DAS ALM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180 RIBEIR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190 RIO FORMOS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200 SAIR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210 SALGADINH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220 SALGUEI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230 SALO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240 SANHA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245 SANTA CRUZ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247 SANTA CRUZ DA BAIXA VERD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250 SANTA CRUZ DO CAPIBARIB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255 SANTA FILOME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260 SANTA MARIA DA BOA VIST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270 SANTA MARIA DO CAMBUC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280 SANTA TEREZINH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290 SAO BENEDITO DO SUL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300 SAO BENTO DO U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310 SAO CAITAN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320 SAO JO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330 SAO JOAQUIM DO MON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340 SAO JOSE DA COROA GRAND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350 SAO JOSE DO BELMON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360 SAO JOSE DO EGIT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370 SAO LOURENCO DA MAT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380 SAO VICENTE FERRER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390 SERRA TALHAD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400 SERRIT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410 SERTAN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420 SIRINHAE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430 MOREILAND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440 SOLID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450 SURUBI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460 TAB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470 TACAIMB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480 TACARAT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485 TAMANDAR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500 TAQUARITINGA DO NOR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510 TEREZINH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520 TERRA NOV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530 TIMBAU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540 TORITAM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550 TRACUNHAE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560 TRINDAD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570 TRIUNF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580 TUPANATING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590 TUPARETAM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600 VENTUROS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610 VERDEJAN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618 VERTENTE DO LERI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620 VERTENT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630 VICENC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640 VITORIA DE SANTO ANT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61650 XEXE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010 AGUA BRANC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020 ANAD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030 ARAPIRAC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040 ATALA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050 BARRA DE SANTO ANTONI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060 BARRA DE SAO MIGUEL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070 BATALH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080 BELE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090 BELO MON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100 BOCA DA MAT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110 BRANQUINH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120 CACIMBINH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130 CAJUEI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135 CAMPESTR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140 CAMPO ALEGR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150 CAMPO GRAND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160 CANAP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170 CAPEL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180 CARNEIR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190 CHA PRET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200 COITE DO NO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210 COLONIA LEOPOLDI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220 COQUEIRO SEC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230 CORURIP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235 CRAIB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240 DELMIRO GOUVE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250 DOIS RIACH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255 ESTRELA DE ALAGO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260 FEIRA GRAND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270 FELIZ DESERT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280 FLEXEIR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290 GIRAU DO PONCIAN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300 IBATEGUA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310 IGAC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320 IGREJA NOV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330 INHAP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340 JACARE DOS HOMEN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350 JACUIP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360 JAPARATING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370 JARAMATA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375 JEQUIA DA PRA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380 JOAQUIM GOM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390 JUND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400 JUNQUEI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410 LAGOA DA CANO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420 LIMOEIRO DE ANAD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430 MACEI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440 MAJOR ISIDO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450 MARAGOG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460 MARAVILH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470 MARECHAL DEODO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480 MARIBOND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490 MAR VERMELH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500 MATA GRAND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510 MATRIZ DE CAMARAGIB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520 MESSI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530 MINADOR DO NEGR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540 MONTEIROPOLI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550 MURIC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560 NOVO LIN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570 OLHO D\'AGUA DAS FLOR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580 OLHO D\'AGUA DO CASAD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590 OLHO D\'AGUA GRAND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600 OLIVENC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610 OURO BRANC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620 PALESTI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630 PALMEIRA DOS INDI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640 PAO DE ACUCAR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642 PARICONH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644 PARIPUE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650 PASSO DE CAMARAGIB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660 PAULO JACINT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670 PENED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680 PIACABUC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690 PILAR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700 PINDO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710 PIRANH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720 POCO DAS TRINCHEIR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730 PORTO CALV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740 PORTO DE PEDR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750 PORTO REAL DO COLEGI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760 QUEBRANGUL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770 RIO LARG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780 ROTEI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790 SANTA LUZIA DO NOR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800 SANTANA DO IPANEM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810 SANTANA DO MUNDA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820 SAO BR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830 SAO JOSE DA LAJ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840 SAO JOSE DA TAPE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850 SAO LUIS DO QUITUND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860 SAO MIGUEL DOS CAMP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870 SAO MIGUEL DOS MILAGR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880 SAO SEBASTI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890 SATU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895 SENADOR RUI PALME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900 TANQUE D\'ARC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910 TAQUARA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915 TEOTONIO VILEL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920 TRAIP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930 UNIAO DOS PALMAR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0940 VICOS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010 AMPARO DE SAO FRANCISC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020 AQUIDA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030 ARACAJ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040 ARAU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050 AREIA BRANC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060 BARRA DOS COQUEIR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067 BOQUI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070 BREJO GRAND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100 CAMPO DO BRIT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110 CANHO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120 CANINDE DE SAO FRANCISC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130 CAPEL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140 CAR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150 CARMOPOLI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160 CEDRO DE SAO JO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170 CRISTINAPOLI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190 CUMB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200 DIVINA PASTO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210 ESTANC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220 FEIRA NOV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230 FREI PAUL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240 GARAR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250 GENERAL MAYNARD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260 GRACHO CARDOS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270 ILHA DAS FLOR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280 INDIARO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290 ITABAIA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300 ITABAIANINH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310 ITAB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320 ITAPORANGA D\'AJUD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330 JAPARATU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340 JAPOAT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350 LAGART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360 LARANJEIR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370 MACAMB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380 MALHADA DOS BOI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390 MALHADOR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400 MARUI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410 MOITA BONIT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420 MONTE ALEGRE DE SERGIP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430 MURIBEC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440 NEOPOLI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445 NOSSA SENHORA APARECID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450 NOSSA SENHORA DA GLOR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460 NOSSA SENHORA DAS DOR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470 NOSSA SENHORA DE LOURD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480 NOSSA SENHORA DO SOCOR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490 PACATU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500 PEDRA MOL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510 PEDRINH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520 PINH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530 PIRAMB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540 POCO REDOND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550 POCO VERD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560 PORTO DA FOLH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570 PROPR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580 RIACHAO DO DANT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590 RIACHUEL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600 RIBEIROPOLI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610 ROSARIO DO CATE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620 SALGAD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630 SANTA LUZIA DO ITANHY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640 SANTANA DO SAO FRANCISC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650 SANTA ROSA DE LIM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660 SANTO AMARO DAS BROT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670 SAO CRISTOV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680 SAO DOMING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690 SAO FRANCISC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700 SAO MIGUEL DO ALEIX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710 SIMAO DI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720 SIRIR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730 TELH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740 TOBIAS BARRET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750 TOMAR DO GER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80760 UMBAU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010 ABA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020 ABAR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030 ACAJUTI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035 ADUSTI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040 AGUA FR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050 ERICO CARDOS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060 AIQUA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070 ALAGOINH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080 ALCOBAC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090 ALMADI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100 AMARGOS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110 AMELIA RODRIGU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115 AMERICA DOURAD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120 ANAG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130 ANDARA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135 ANDORINH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140 ANGICAL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150 ANGUE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160 ANT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170 ANTONIO CARDOS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180 ANTONIO GONCALV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190 APO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195 APUAREM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200 ARACAT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205 ARAC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210 ARAC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220 ARAMAR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225 ARATAC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230 ARATUIP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240 AURELINO LEAL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250 BAIANOPOLI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260 BAIXA GRAND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265 BANZA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270 BAR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280 BARRA DA ESTIV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290 BARRA DO CHOC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300 BARRA DO MEND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310 BARRA DO ROCH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320 BARREIR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323 BARRO ALT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327 BARROC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330 BARRO PRET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340 BELMON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350 BELO CAMP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360 BIRITING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370 BOA NOV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380 BOA VISTA DO TUPI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390 BOM JESUS DA LAP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395 BOM JESUS DA SER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400 BONINAL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405 BONIT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410 BOQU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420 BOTUPO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430 BREJO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440 BREJOLAND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450 BROTAS DE MACAUB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460 BRUMAD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470 BUERAREM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475 BURITIRAM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480 CAATI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485 CABACEIRAS DO PARAGUAC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490 CACHOE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500 CACUL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510 CAE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515 CAETAN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520 CAETI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530 CAFARNAU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540 CAIR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550 CALDEIRAO GRAND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560 CAMACAN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570 CAMACAR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580 CAMAM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590 CAMPO ALEGRE DE LOURD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600 CAMPO FORMOS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610 CANAPOLI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620 CANARA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630 CANAVIEIR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640 CANDEAL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650 CANDEI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660 CANDI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670 CANDIDO SAL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680 CANSANC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682 CANUD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685 CAPELA DO ALTO ALEGR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687 CAPIM GROSS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689 CARAIB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690 CARAVEL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700 CARDEAL DA SILV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710 CARINHANH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720 CASA NOV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730 CASTRO ALV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740 CATOLAND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750 CAT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755 CATURAM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760 CENTRAL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770 CHORROCH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780 CICERO DANT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790 CIP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800 COARAC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810 COC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820 CONCEICAO DA FE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830 CONCEICAO DO ALMEID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840 CONCEICAO DO COI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850 CONCEICAO DO JACUIP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860 COND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870 CONDEU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880 CONTENDAS DO SINCO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890 CORACAO DE MAR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900 CORDEIR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910 CORIB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920 CORONEL JOAO S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930 CORRENTI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940 COTEGIP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950 CRAVOLAND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960 CRISOPOLI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970 CRISTOPOLI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980 CRUZ DAS ALM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0990 CURAC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000 DARIO ME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005 DIAS D\'AVIL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010 DOM BASILI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020 DOM MACEDO COST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030 ELISIO MEDRAD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040 ENCRUZILHAD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050 ENTRE RI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060 ESPLANAD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070 EUCLIDES DA CUNH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072 EUNAPOLI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075 FATIM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077 FEIRA DA MAT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080 FEIRA DE SANTA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085 FILADELF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090 FIRMINO ALV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100 FLORESTA AZUL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110 FORMOSA DO RIO PRET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120 GAND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125 GAVI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130 GENTIO DO OU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140 GLOR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150 GONGOG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160 GOVERNADOR MANGABE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165 GUAJER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170 GUANAMB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180 GUARATING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185 HELIOPOLI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190 IAC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200 IBIASSUC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210 IBICARA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220 IBICOA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230 IBICU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240 IBIPE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250 IBIPITANG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260 IBIQUE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270 IBIRAPITANG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280 IBIRAPU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290 IBIRATA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300 IBITIA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310 IBITIT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320 IBOTIRAM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330 ICH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340 IGAPO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345 IGRAPIU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350 IGUA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360 ILHEU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370 INHAMBUP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380 IPECAET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390 IPIA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400 IP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410 IPUPIA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420 IRAJU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430 IRAMA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440 IRAQUA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450 IRA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460 IREC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465 ITABEL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470 ITABERA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480 ITABU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490 ITACAR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500 ITAE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510 ITAG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520 ITAGI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530 ITAGIMIRI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535 ITAGUACU DA BAH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540 ITAJU DO COLON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550 ITAJUIP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560 ITAMARAJ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570 ITAMAR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580 ITAMB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590 ITANAG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600 ITANHE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610 ITAPARIC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620 ITAP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630 ITAPEB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640 ITAPETING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650 ITAPICUR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660 ITAPITANG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670 ITAQUA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680 ITARANTI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685 ITATI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690 ITIRUC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700 ITIU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710 ITORO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720 ITUAC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730 ITUBE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733 IUI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735 JABORAND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740 JACARAC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750 JACOBI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760 JAGUAQUA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770 JAGUARAR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780 JAGUARIP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790 JANDA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800 JEQUI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810 JEREMOAB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820 JIQUIRIC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830 JITAU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835 JOAO DOURAD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840 JUAZEI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845 JUCURUC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850 JUSSA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855 JUSSAR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860 JUSSIAP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870 LAFAIETE COUTINH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875 LAGOA REAL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880 LAJ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890 LAJED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900 LAJEDINH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905 LAJEDO DO TABOCAL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910 LAMAR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915 LAP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920 LAURO DE FREIT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930 LENCOI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940 LICINIO DE ALMEID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950 LIVRAMENTO DE NOSSA SENHO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955 LUIS EDUARDO MAGALHA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960 MACAJU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970 MACARAN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980 MACAUB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990 MACURUR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992 MADRE DE DEU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1995 MAETING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000 MAIQUINIQU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010 MAIR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020 MALHAD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030 MALHADA DE PEDR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040 MANOEL VITORIN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045 MANSID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050 MARAC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060 MARAGOGIP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070 MARA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080 MARCIONILIO SOUZ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090 MASCO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100 MATA DE SAO JO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105 MATI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110 MEDEIROS NET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120 MIGUEL CALMON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130 MILAGR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140 MIRANGA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145 MIRAN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150 MONTE SANT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160 MORPA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170 MORRO DO CHAPE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180 MORTUGA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190 MUCUG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200 MUCUR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205 MULUNGU DO MOR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210 MUNDO NOV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220 MUNIZ FERRE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225 MUQUEM DE SAO FRANCISC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230 MURITI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240 MUTUIP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250 NAZAR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260 NILO PECANH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265 NORDESTI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270 NOVA CANA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273 NOVA FATIM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275 NOVA IB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280 NOVA ITARA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285 NOVA REDENC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290 NOVA SOUR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300 NOVA VICOS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303 NOVO HORIZON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305 NOVO TRIUNF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310 OLINDI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320 OLIVEIRA DOS BREJINH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330 OURICANG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335 OUROLAND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340 PALMAS DE MONTE ALT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350 PALMEIR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360 PARAMIRI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370 PARATING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380 PARIPIRANG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390 PAU BRASIL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400 PAULO AFONS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405 PE DE SER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410 PEDR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420 PEDRO ALEXANDR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430 PIAT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440 PILAO ARCAD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450 PINDA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460 PINDOBAC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465 PINTAD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467 PIRAI DO NOR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470 PIRIP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480 PIRITI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490 PLANALTIN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500 PLANALT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510 POCO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520 POJUC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525 PONTO NOV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530 PORTO SEGU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540 POTIRAGU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550 PRAD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560 PRESIDENTE DUT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570 PRESIDENTE JANIO QUADR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575 PRESIDENTE TANCREDO NEV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580 QUEIMAD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590 QUIJINGU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593 QUIXABE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595 RAFAEL JAMBEI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600 REMANS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610 RETIROLAND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620 RIACHAO DAS NEV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630 RIACHAO DO JACUIP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640 RIACHO DE SANTA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650 RIBEIRA DO AMPA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660 RIBEIRA DO POMBAL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665 RIBEIRAO DO LARG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670 RIO DE CONT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680 RIO DO ANTONI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690 RIO DO PIR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700 RIO REAL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710 RODEL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720 RUY BARBOS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730 SALINAS DA MARGARID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740 SALVADOR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750 SANTA BARBA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760 SANTA BRIGID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770 SANTA CRUZ CABRAL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780 SANTA CRUZ DA VITOR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790 SANTA IN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800 SANTALUZ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805 SANTA LUZ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810 SANTA MARIA DA VITOR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820 SANTA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830 SANTANOPOLI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840 SANTA RITA DE CASS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850 SANTA TERESINH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860 SANTO AMAR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870 SANTO ANTONIO DE JESU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880 SANTO ESTEVA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890 SAO DESIDERI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895 SAO DOMING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900 SAO FELIX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905 SAO FELIX DO CORIB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910 SAO FELIP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920 SAO FRANCISCO DO COND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925 SAO GABRIEL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930 SAO GONCALO DOS CAMPO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935 SAO JOSE DA VITOR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937 SAO JOSE DO JACUIP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940 SAO MIGUEL DAS MAT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950 SAO SEBASTIAO DO PASS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960 SAPEAC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970 SATIRO DI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975 SAUBA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980 SAUD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2990 SEAB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000 SEBASTIAO LARANJEIR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010 SENHOR DO BONFIM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015 SERRA DO RAMALH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020 SENTO S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030 SERRA DOURAD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040 SERRA PRET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050 SERRINH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060 SERROLAND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070 SIMOES FILH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075 SITIO DO MAT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076 SITIO DO QUINT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077 SOBRADINH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080 SOUTO SOAR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090 TABOCAS DO BREJO VELH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100 TANHACU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105 TANQUE NOV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110 TANQUINH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120 TAPERO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130 TAPIRAMUT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135 TEIXEIRA DE FREIT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140 TEODORO SAMPAI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150 TEOFILAND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160 TEOLANDI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170 TERRA NOV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180 TREMEDAL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190 TUCAN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200 UAU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210 UBAIR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220 UBAITAB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230 UBAT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240 UIBA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245 UMBURANA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250 UN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260 URANDI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270 URUCUC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280 UTING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290 VALENC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300 VALENT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305 VARZEA DA ROC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310 VARZEA DO POC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315 VARZEA NOV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317 VARZED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320 VERA CRUZ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325 VERED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330 VITORIA DA CONQUISTA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340 WAGNER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345 WANDERLEY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350 WENCESLAU GUIMARA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93360 XIQUE-XIQU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10010 ABADIA DOS DOURAD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020 ABAE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030 ABRE CAMP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040 ACAIAC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050 ACUCE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060 AGUA BO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070 AGUA COMPRID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080 AGUANI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090 AGUAS FORMOS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100 AGUAS VERMELH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110 AIMOR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120 AIURUOC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130 ALAGO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140 ALBERTI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150 ALEM PARAI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160 ALFE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163 ALFREDO VASCONCEL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170 ALMENA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180 ALPERCA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190 ALPIN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200 ALTEROS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205 ALTO CAPARA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210 ALTO RIO DOC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220 ALVARENG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230 ALVIN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240 ALVORADA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250 AMPARO DO SER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260 ANDRAD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270 CACHOEIRA DE PAJE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280 ANDRELAND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285 ANGELAND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290 ANTONIO CARL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300 ANTONIO DI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310 ANTONIO PRADO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320 ARACA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330 ARACITA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340 ARACUA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350 ARAGUAR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360 ARANTI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370 ARAPONG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375 ARAPO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380 ARAPU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390 ARAUJ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400 ARAX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410 ARCEBURG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420 ARC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430 AREAD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440 ARGIRI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445 ARICANDUV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450 ARIN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460 ASTOLFO DUT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470 ATALE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480 AUGUSTO DE LIM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490 BAEPEND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500 BALDIM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510 BAMBU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520 BANDEI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530 BANDEIRA DO SU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540 BARAO DE COCA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550 BARAO DE MONTE ALT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560 BARBACE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570 BARRA LONG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590 BARROS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600 BELA VISTA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610 BELMIRO BRAG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620 BELO HORIZON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630 BELO ORIEN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640 BELO VAL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650 BERIL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660 BERT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665 BERIZA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670 BETIM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680 BIAS FORT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690 BIC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700 BIQUINH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710 BOA ESPERANC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720 BOCAINA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730 BOCAIUV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740 BOM DESPACH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750 BOM JARDIM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760 BOM JESUS DA PENH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770 BOM JESUS DO AMPAR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780 BOM JESUS DO GALH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790 BOM REPOUS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800 BOM SUCESS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810 BONFIM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820 BONFINOPOLIS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825 BONITO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830 BORDA DA MA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840 BOTELH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850 BOTUMIRIM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855 BRASILANDIA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860 BRASILIA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870 BRAS PIR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880 BRAU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890 BRAZ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900 BRUMADINH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910 BUENO BRANDA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920 BUEN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925 BUGR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930 BURIT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940 BURITIZEIR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945 CABECEIRA GRAND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950 CABO VERD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960 CACHOEIRA DA PRA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970 CACHOEIRA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980 CACHOEIRA DOURAD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0990 CAETAN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000 CAE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010 CAIA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020 CAJUR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030 CALD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040 CAMACH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050 CAMANDUCA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060 CAMBU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070 CAMBUQUI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080 CAMPANARI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090 CAMPANH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100 CAMPESTR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110 CAMPINA VERD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115 CAMPO AZU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120 CAMPO BEL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130 CAMPO DO MEI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140 CAMPO FLORID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150 CAMPOS ALT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160 CAMPOS GERA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170 CANA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180 CANA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190 CANA VERD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200 CANDEI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205 CANTAGAL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210 CAPARA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220 CAPELA NOV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230 CAPELINH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240 CAPETING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250 CAPIM BRANC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260 CAPIN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265 CAPITAO ANDRAD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270 CAPITAO ENE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280 CAPITOLI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290 CAPUTI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300 CARA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310 CARANAI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320 CARANDA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330 CARANGOL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340 CARATING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350 CARBONI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360 CAREAC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370 CARLOS CHAG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380 CARMES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390 CARMO DA CACHOEI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400 CARMO DA MA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410 CARMO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420 CARMO DO CAJUR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430 CARMO DO PARANAI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440 CARMO DO RIO CLAR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450 CARMOPOLIS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455 CARNEIRINH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460 CARRANC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470 CARVALH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480 CARVALH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490 CASA GRAND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500 CASCALHO RIC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510 CASS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520 CONCEICAO DA BARRA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530 CATAGUAS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535 CATAS ALT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540 CATAS ALTAS DA NORUEG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545 CATUJ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547 CATUT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550 CAXAMB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560 CEDRO DO ABAE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570 CENTRAL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580 CENTRALI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590 CHACA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600 CHAL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610 CHAPADA DO NOR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615 CHAPADA GAUCH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620 CHIADOR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630 CIPOTANE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640 CLARAVA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650 CLARO DOS POCO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660 CLAUDI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670 COIMB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680 COLU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690 COMENDADOR GOM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700 COMERCINH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710 CONCEICAO DA APARECID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720 CONCEICAO DAS PEDR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730 CONCEICAO DAS ALAGO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740 CONCEICAO DE IPANEM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750 CONCEICAO DO MATO DENTR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760 CONCEICAO DO PA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770 CONCEICAO DO RIO VERD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780 CONCEICAO DOS OUR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783 CONEGO MARINH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787 CONFIN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790 CONGONHA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800 CONGONH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810 CONGONHAS DO NOR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820 CONQUIS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830 CONSELHEIRO LAFAIE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840 CONSELHEIRO PE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850 CONSOLACA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860 CONTAGEM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870 COQUEIRA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880 CORACAO DE JESU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890 CORDISBURG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900 CORDISLAND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910 CORINT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920 COROAC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930 COROMANDE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940 CORONEL FABRICIAN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950 CORONEL MUR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960 CORONEL PACHEC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970 CORONEL XAVIER CHAV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980 CORREGO DAN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990 CORREGO DO BOM JESU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1995 CORREGO FUND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000 CORREGO NOV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010 COUTO DE MAGALHAES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015 CRISOLI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020 CRISTA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030 CRISTAL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040 CRISTIANO OTON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050 CRISTI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060 CRUCILAND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070 CRUZEIRO DA FORTALEZ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080 CRUZIL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083 CUPARAQU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087 CURRAL DE DENTR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090 CURVEL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100 DAT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110 DELFIM MOREI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120 DELFIN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125 DEL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130 DESCOBERT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140 DESTERRO DE ENTRE RI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150 DESTERRO DO MEL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160 DIAMANTI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170 DIOGO DE VASCONCEL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180 DIONISI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190 DIVINES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200 DIVIN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210 DIVINO DAS LARANJEIR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220 DIVINOLANDIA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230 DIVIN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235 DIVISA ALEGR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240 DIVISA NOV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245 DIVIS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247 DOM BOSC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250 DOM CAVAT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260 DOM JOAQUIM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270 DOM SILVERI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280 DOM VICOS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290 DONA EUSEB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300 DORES DE CAMP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310 DORES DE GUANHA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320 DORES DO INDA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330 DORES DO TURV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340 DORES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350 DOURADOQUA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352 DURAND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360 ELOI MEND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370 ENGENHEIRO CALD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380 ENGENHEIRO NAVARR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385 ENTRE FOLH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390 ENTRE RIOS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400 ERVAL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410 ESMERALD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420 ESPERA FELIZ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430 ESPINOS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440 ESPIRITO SANTO DO DOURAD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450 ESTIV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460 ESTRELA DALV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470 ESTRELA DO INDA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480 ESTRELA DO SU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490 EUGEN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500 EWBANK DA CAMA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510 EXTREM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520 FAM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530 FARIA LEM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540 FELICIO DOS SANT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550 SAO GONCALO DO RIO PRET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560 FELISBURG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570 FELIXLAND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580 FERNANDES TOURINH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590 FERR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595 FERVEDOUR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600 FLORESTA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610 FORMIG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620 FORMOS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630 FORTALEZA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640 FORTUNA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650 FRANCISCO BADAR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660 FRANCISCO DUMONT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670 FRANCISCO S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675 FRANCISC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680 FREI GASPAR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690 FREI INOCENCI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695 FREI LAGONEGR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700 FRONTEI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705 FRONTEIRA DOS VAL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707 FRUTA DE LEI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710 FRUTA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720 FUNILAND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730 GALILE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733 GAMELEIR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735 GLAUCILAND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737 GOIABEI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738 GOIA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740 GONCALV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750 GONZAG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760 GOUVE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770 GOVERNADOR VALADAR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780 GRAO MOGO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790 GRUPIA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800 GUANHA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810 GUAP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820 GUARACIA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825 GUARACIAM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830 GUARANES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840 GUARAN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850 GUARA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860 GUARDA-MOR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870 GUAXUP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880 GUIDOVA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890 GUIMARAN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900 GUIRICEM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910 GURINHA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920 HELIODO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930 IAP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940 IBERTIOG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950 IB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960 IBIA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965 IBIRACAT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970 IBIRAC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980 IBIRI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2990 IBITIURA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000 IBITURU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005 ICARAI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010 IGARAP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020 IGARATING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030 IGUATAM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040 IJAC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050 ILICINE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055 IMBE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060 INCONFIDENT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065 INDAIABI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070 INDIAN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080 INGA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090 INHAPIM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100 INHAUM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110 INIMUTA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115 IPA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120 IPANEM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130 IPATING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140 IPIAC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150 IPUIU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160 IRAI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170 ITABI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180 ITABIRINH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190 ITABIRIT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200 ITACAMBI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210 ITACARAMB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220 ITAGUA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230 ITAIP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240 ITAJU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250 ITAMARANDI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260 ITAMARATI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270 ITAMBACUR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280 ITAMBE DO MATO DENTR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290 ITAMOG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300 ITAMON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310 ITANHAND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320 ITANHOM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330 ITAOBIM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340 ITAPAGIP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350 ITAPECERIC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360 ITAPEV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370 ITATIAIUC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375 ITAU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380 ITAU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390 ITAVERAV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400 ITING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410 ITUE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420 ITUIUTA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430 ITUMIRIM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440 ITURAM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450 ITUTING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460 JABOTICATUB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470 JACINT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480 JACU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490 JACUTING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500 JAGUARAC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505 JAI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507 JAMPRUC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510 JANAU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520 JANUAR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530 JAPARAI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535 JAPONVAR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540 JECEA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545 JENIPAPO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550 JEQUER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560 JEQUITA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570 JEQUITI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580 JEQUITINHONH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590 JESUAN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600 JOAIM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610 JOANES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620 JOAO MONLEVAD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630 JOAO PINHEIR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640 JOAQUIM FELICI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650 JORDAN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652 JOSE GONCALVES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655 JOSE RAYDAN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657 JOSEN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660 NOVA UNIA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665 JUATU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670 JUIZ DE FO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680 JURAMENT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690 JURUA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695 JUVENIL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700 LADAINH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710 LAGAMAR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720 LAGOA DA PRA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730 LAGOA DOS PAT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740 LAGOA DOURAD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750 LAGOA FORMOS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753 LAGOA GRAND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760 LAGOA SAN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770 LAJINH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780 LAMBAR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790 LAMIM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800 LARANJA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810 LASSANC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820 LAVR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830 LEANDRO FERREI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835 LEME DO PRAD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840 LEOPOLDI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850 LIBERDAD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860 LIMA DUAR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862 LIMEIRA DO OES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865 LONT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867 LUISBURG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868 LUISLAND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870 LUMINARI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880 LUZ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890 MACHACA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900 MACHAD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910 MADRE DE DEUS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920 MALACACHE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925 MAMO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930 MANG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940 MANHUAC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950 MANHUMIRIM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960 MANTE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970 MARAVILH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980 MAR DE ESPANH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3990 MARIA DA F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000 MARIA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010 MARILAC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015 MARIO CAMP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020 MARIPA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030 MARLIER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040 MARMEL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050 MARTINHO CAMP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053 MARTINS SOAR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055 MATA VERD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060 MATERLAND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070 MATEUS LEM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080 MATIAS BARBOS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085 MATIAS CARDOS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090 MATIP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100 MATO VERD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110 MATOZINH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120 MATUTI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130 MEDEIR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140 MEDI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150 MENDES PIMENTE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160 MERC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170 MESQUI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180 MINAS NOV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190 MINDUR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200 MIRABEL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210 MIRADOUR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220 MIRA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225 MIRAVAN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230 MOED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240 MOEM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250 MONJOL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260 MONSENHOR PAUL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270 MONTALVAN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280 MONTE ALEGRE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290 MONTE AZU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300 MONTE BEL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310 MONTE CARMEL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315 MONTE FORMOS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320 MONTE SANTO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330 MONTES CLAR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340 MONTE SIA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345 MONTEZUM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350 MORADA NOVA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360 MORRO DA GARC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370 MORRO DO PILAR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380 MUNHOZ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390 MURIA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400 MUTUM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410 MUZAMBINH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420 NACIP RAYDAN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430 NANUQU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435 NAQU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437 NATALAND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440 NATERC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450 NAZAREN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460 NEPOMUCEN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465 NINHEI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467 NOVA BELEM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470 NOVA E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480 NOVA LIM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490 NOVA MODIC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500 NOVA PON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505 NOVA PORTEIRINH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510 NOVA RESEND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520 NOVA SERRA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530 NOVO CRUZEIR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535 NOVO ORIENTE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537 NOVORIZON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540 OLAR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545 OLHOS-D\'AGU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550 OLIMPIO NORONH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560 OLIVEI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570 OLIVEIRA FORT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580 ONCA DE PITANGU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585 ORATORI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587 ORIZAN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590 OURO BRANC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600 OURO FIN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610 OURO PRET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620 OURO VERDE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625 PADRE CARVALH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630 PADRE PARAIS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640 PAINEIR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650 PAIN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655 PAI PEDR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660 PAIV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670 PALM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675 PALM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690 PAPAGAI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700 PARACAT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710 PARA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720 PARAGUAC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730 PARAIS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740 PARAOPE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750 PASSABEM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760 PASSA QUATR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770 PASSA TEMP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780 PASSA-VIN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790 PASS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795 PAT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800 PATOS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810 PATROCINI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820 PATROCINIO DO MURIA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830 PAULA CANDID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840 PAULIST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850 PAVA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860 PECANH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870 PEDRA AZU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875 PEDRA BONI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880 PEDRA DO AN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890 PEDRA DO INDA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900 PEDRA DOURAD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910 PEDRALV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915 PEDRAS DE MARIA DA CRUZ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920 PEDRIN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930 PEDRO LEOPOLD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940 PEDRO TEIXEI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950 PEQUER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960 PEQU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970 PERDIGA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980 PERDIZ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990 PERDO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4995 PERIQUIT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000 PESCADOR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010 PIA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015 PIEDADE DE CARATING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020 PIEDADE DE PONTE NOV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030 PIEDADE DO RIO GRAND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040 PIEDADE DOS GERA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050 PIMEN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053 PINGO-D\'AGU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057 PINT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060 PIRACEM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070 PIRAJU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080 PIRANG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090 PIRANGUC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100 PIRANGUINH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110 PIRAPETING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120 PIRAPO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130 PIRAU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140 PITANGU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150 PIUMH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160 PLANU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170 POCO FUND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180 POCOS DE CALD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190 POCRAN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200 POMPE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210 PONTE NOV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213 PONTO CHIQU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217 PONTO DOS VOLANT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220 PORTEIRINH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230 PORTO FIRM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240 PO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250 POUSO ALEGR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260 POUSO ALT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270 PRAD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280 PRA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290 PRATA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300 PRATINH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310 PRESIDENTE BERNARD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320 PRESIDENTE JUSCELIN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330 PRESIDENTE KUBITSCHEK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340 PRESIDENTE OLEGARI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350 ALTO JEQUITI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360 PRUDENTE DE MORA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370 QUARTEL GERA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380 QUELUZIT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390 RAPOS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400 RAUL SOAR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410 RECREI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415 REDUT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420 RESENDE COS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430 RESPLENDOR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440 RESSAQUINH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445 RIACHINH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450 RIACHO DOS MACHAD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460 RIBEIRAO DAS NEV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470 RIBEIRAO VERMELH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480 RIO ACIM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490 RIO CASC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500 RIO DOC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510 RIO DO PRAD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520 RIO ESPE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530 RIO MANS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540 RIO NOV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550 RIO PARANAI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560 RIO PARDO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570 RIO PIRACICA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580 RIO POM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590 RIO PRET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600 RIO VERMELH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610 RITA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620 ROCHEDO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630 RODEIR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640 ROMAR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645 ROSARIO DA LIMEI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650 RUBELI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660 RUBIM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670 SABA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680 SABIN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690 SACRAMENT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700 SAL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710 SALTO DA DIVIS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720 SANTA BARBA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725 SANTA BARBARA DO LES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727 SANTA BARBARA DO MONTE VERD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730 SANTA BARBARA DO TUGURI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733 SANTA CRUZ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737 SANTA CRUZ DE SAL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740 SANTA CRUZ DO ESCALVAD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750 SANTA EFIGENIA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760 SANTA FE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765 SANTA HELENA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770 SANTA JULIA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780 SANTA LUZ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790 SANTA MARGARID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800 SANTA MARIA DE ITABI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810 SANTA MARIA DO SALT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820 SANTA MARIA DO SUACU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830 SANTANA DA VARGEM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840 SANTANA DE CATAGUAS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850 SANTANA DE PIRAPAM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860 SANTANA DO DESERT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870 SANTANA DO GARAMBE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880 SANTANA DO JACAR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890 SANTANA DO MANHUAC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895 SANTANA DO PARAIS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900 SANTANA DO RIACH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910 SANTANA DOS MONT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920 SANTA RITA DE CALD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930 SANTA RITA DE JACUTING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935 SANTA RITA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940 SANTA RITA DE IBITIPOC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950 SANTA RITA DO ITUET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960 SANTA RITA DO SAPUCA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970 SANTA ROSA DA SER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980 SANTA VITOR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5990 SANTO ANTONIO DO AMPAR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000 SANTO ANTONIO DO AVENTUREIR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010 SANTO ANTONIO DO GRAM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020 SANTO ANTONIO DO ITAMB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030 SANTO ANTONIO DO JACINT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040 SANTO ANTONIO DO MON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045 SANTO ANTONIO DO RETIR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050 SANTO ANTONIO DO RIO ABAIX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060 SANTO HIPOLIT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070 SANTOS DUMONT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080 SAO BENTO ABAD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090 SAO BRAS DO SUACU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095 SAO DOMINGOS DAS DOR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100 SAO DOMINGOS DO PRA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105 SAO FELIX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110 SAO FRANCISC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120 SAO FRANCISCO DE PAUL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130 SAO FRANCISCO DE SAL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140 SAO FRANCISCO DO GLOR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150 SAO GERALD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160 SAO GERALDO DA PIEDAD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165 SAO GERALDO DO BAIXI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170 SAO GONCALO DO ABAE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180 SAO GONCALO DO PA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190 SAO GONCALO DO RIO ABAIX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200 SAO GONCALO DO SAPUCA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210 SAO GOTARD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220 SAO JOAO BATISTA DO GLOR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225 SAO JOAO DA LAGO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230 SAO JOAO DA MA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240 SAO JOAO DA PON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245 SAO JOAO DAS MISSO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250 SAO JOAO DEL RE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255 SAO JOAO DO MANHUAC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257 SAO JOAO DO MANTENINH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260 SAO JOAO DO ORIEN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265 SAO JOAO DO PACU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270 SAO JOAO DO PARAIS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280 SAO JOAO EVANGELIS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290 SAO JOAO NEPOMUCEN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292 SAO JOAQUIM DE BIC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294 SAO JOSE DA BAR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295 SAO JOSE DA LAP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300 SAO JOSE DA SAFI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310 SAO JOSE DA VARGINH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320 SAO JOSE DO ALEGR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330 SAO JOSE DO DIVIN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340 SAO JOSE DO GOIABA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350 SAO JOSE DO JACUR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360 SAO JOSE DO MANTIMENT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370 SAO LOURENC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380 SAO MIGUEL DO AN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390 SAO PEDRO DA UNIA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400 SAO PEDRO DOS FERR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410 SAO PEDRO DO SUACU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420 SAO ROMA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430 SAO ROQUE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440 SAO SEBASTIAO DA BELA VIS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443 SAO SEBASTIAO DA VARGEM ALEGR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447 SAO SEBASTIAO DO AN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450 SAO SEBASTIAO DO MARANHA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460 SAO SEBASTIAO DO OES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470 SAO SEBASTIAO DO PARAIS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480 SAO SEBASTIAO DO RIO PRET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490 SAO SEBASTIAO DO RIO VERD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500 SAO TIAG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510 SAO TOMAS DE AQUIN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520 SAO THOME DAS LETR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530 SAO VICENTE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540 SAPUCAI-MIRIM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550 SARDO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553 SARZED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555 SETUBINH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556 SEM-PEIX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557 SENADOR AMARA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560 SENADOR CORT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570 SENADOR FIRMIN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580 SENADOR JOSE BENT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590 SENADOR MODESTINO GONCALV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600 SENHORA DE OLIVEI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610 SENHORA DO PORT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620 SENHORA DOS REMEDI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630 SERICI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640 SERITING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650 SERRA AZUL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660 SERRA DA SAUDAD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670 SERRA DOS AIMOR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680 SERRA DO SALITR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690 SERRAN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695 SERRANOPOLIS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700 SERRAN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710 SERR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720 SETE LAGO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730 SILVEIRAN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740 SILVIAN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750 SIMAO PEREI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760 SIMONES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770 SOBRAL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780 SOLEDADE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790 TABULEIR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800 TAIOBEIR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805 TAPARU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810 TAPI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820 TAPIRA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830 TAQUARACU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840 TARUMIRIM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850 TEIXEIR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860 TEOFILO OTON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870 TIMOTE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880 TIRADENT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890 TIR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900 TOCANTIN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905 TOCOS DO MOJ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910 TOLED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920 TOMB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930 TRES CORACO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935 TRES MARI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940 TRES PONT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950 TUMIRITING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960 TUPACIGUA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970 TURMALI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980 TURVOLAND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6990 U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7000 UBA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7005 UBAPORANG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7010 UBERA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7020 UBERLAND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7030 UMBURATI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7040 UNA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7043 UNIAO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7047 URUANA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7050 URUCAN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7052 URUCU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7057 VARGEM ALEGR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7060 VARGEM BONI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7065 VARGEM GRANDE DO RIO PARD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7070 VARGINH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7075 VARJAO DE M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7080 VARZEA DA PALM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7090 VARZELAND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7100 VAZAN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7103 VERDELAND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7107 VEREDINH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7110 VERISSIM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7115 VERMELHO NOV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7120 VESPASIAN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7130 VICOS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7140 VIEIR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7150 MATHIAS LOBAT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7160 VIRGEM DA LAP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7170 VIRGIN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7180 VIRGIN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7190 VIRGOLAND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7200 VISCONDE DO RIO BRANC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7210 VOLTA GRAND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17220 WENCESLAU BRAZ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010 AFONSO CLAUDI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013 AGUIA BRANC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016 AGUA DOCE DO NOR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020 ALEGR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030 ALFREDO CHAV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035 ALTO RIO NOV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040 ANCHIE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050 APIAC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060 ARACRUZ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070 ATILIO VIVACQU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080 BAIXO GUAND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090 BARRA DE SAO FRANCISC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100 BOA ESPERANC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110 BOM JESUS DO NOR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115 BREJETU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120 CACHOEIRO DE ITAPEMIRIM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130 CARIACIC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140 CASTEL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150 COLATI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160 CONCEICAO DA BAR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170 CONCEICAO DO CASTEL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180 DIVINO DE SAO LOURENC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190 DOMINGOS MARTIN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200 DORES DO RIO PRET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210 ECOPORANG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220 FUNDA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225 GOVERNADOR LINDENBERG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230 GUACU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240 GUARAPAR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245 IBATI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250 IBIRAC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255 IBITIRAM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260 ICONH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265 IRUP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270 ITAGUAC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280 ITAPEMIRIM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290 ITARA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300 IU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305 JAGUAR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310 JERONIMO MONTEIR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313 JOAO NEIV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316 LARANJA DA TER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320 LINHAR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330 MANTEN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332 MARATAIZ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334 MARECHAL FLORIAN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335 MARILAND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340 MIMOSO DO SU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350 MONTANH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360 MUCURIC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370 MUNIZ FREIR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380 MUQU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390 NOVA VENEC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400 PANC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405 PEDRO CANARI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410 PINHEIR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420 PIUM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425 PONTO BEL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430 PRESIDENTE KENNEDY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435 RIO BANANA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440 RIO NOVO DO SU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450 SANTA LEOPOLDI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455 SANTA MARIA DE JETI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460 SANTA TERES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465 SAO DOMINGOS DO NOR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470 SAO GABRIEL DA PALH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480 SAO JOSE DO CALCAD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490 SAO MATEU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495 SAO ROQUE DO CANA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500 SER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501 SOORETAM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503 VARGEM AL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506 VENDA NOVA DO IMIGRAN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510 VIA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515 VILA PAVA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517 VILA VALERI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520 VILA VELH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0530 VITOR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010 ANGRA DOS RE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015 APERIB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020 ARARUAM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022 AREA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023 ARMACAO DOS BUZI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025 ARRAIAL DO CAB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030 BARRA DO PIRA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040 BARRA MANS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045 BELFORD ROX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050 BOM JARDIM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060 BOM JESUS DO ITABAPOA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070 CABO FRI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080 CACHOEIRAS DE MACAC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090 CAMBUC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093 CARAPEBU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095 COMENDADOR LEVY GASPARIAN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100 CAMPOS DOS GOYTACAZ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110 CANTAGAL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115 CARDOSO MOREI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120 CARM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130 CASIMIRO DE ABRE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140 CONCEICAO DE MACAB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150 CORDEIR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160 DUAS BARR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170 DUQUE DE CAXI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180 ENGENHEIRO PAULO DE FRONTIN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185 GUAPIMIRIM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187 IGUABA GRAND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190 ITABORA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200 ITAGUA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205 ITALV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210 ITAOCA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220 ITAPERU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225 ITATIA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227 JAPER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230 LAJE DO MURIA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240 MACA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245 MACUC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250 MAG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260 MANGARATI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270 MARIC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280 MEND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285 MESQUI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290 MIGUEL PEREI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300 MIRACEM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310 NATIVIDAD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320 NIL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330 NITERO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340 NOVA FRIBURG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350 NOVA IGUAC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360 PARACAMB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370 PARAIBA DO SU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380 PARATY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385 PATY DO ALFER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390 PETR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395 PINHEIRA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400 PIRA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410 PORCIUNCUL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411 PORTO REA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412 QUAT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414 QUEIMAD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415 QUISSAM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420 RESEND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430 RIO BONIT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440 RIO CLAR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450 RIO DAS FLOR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452 RIO DAS OSTR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455 RIO DE JANEIR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460 SANTA MARIA MADALE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470 SANTO ANTONIO DE PADU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475 SAO FRANCISCO DE ITABAPOA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480 SAO FIDE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490 SAO GONCAL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500 SAO JOAO DA BAR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510 SAO JOAO DE MERIT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513 SAO JOSE DE U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515 SAO JOSE DO VALE DO RIO PRET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520 SAO PEDRO DA ALDE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530 SAO SEBASTIAO DO ALT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540 SAPUCA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550 SAQUAREM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555 SEROPEDIC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560 SILVA JARDIM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570 SUMIDOUR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575 TANGU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580 TERES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590 TRAJANO DE MORA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600 TRES RI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610 VALENC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615 VARRE-SA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620 VASSOUR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0630 VOLTA REDOND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010 ADAMANTI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020 ADOLF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030 AGUA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040 AGUAS DA PRA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050 AGUAS DE LINDO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055 AGUAS DE SANTA BARBA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060 AGUAS DE SAO PEDR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070 AGUD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075 ALAMBAR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080 ALFREDO MARCOND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090 ALTAIR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100 ALTIN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110 ALTO ALEGR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115 ALUMINI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120 ALVARES FLORENC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130 ALVARES MACHAD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140 ALVARO DE CARVALH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150 ALVINLAND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160 AMERICA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170 AMERICO BRASILIENS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180 AMERICO DE CAMP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190 AMPAR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200 ANALAND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210 ANDRADI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220 ANGATU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230 ANHEMB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240 ANHUM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250 APARECID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260 APARECIDA D\'OES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270 APIA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275 ARACARIGUAM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280 ARACATU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290 ARACOIABA DA SER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300 ARAMI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310 ARAND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315 ARAPE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320 ARARAQUA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330 ARAR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335 ARCO-IR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340 AREALV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350 AREI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360 AREI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370 ARIRANH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380 ARTUR NOGUEI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390 ARUJ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395 ASPAS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400 ASS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410 ATIBA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420 AURIFLAM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430 AVA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440 AVANHANDAV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450 AVAR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460 BADY BASSITT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470 BALBIN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480 BALSAM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490 BANANA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500 BARAO DE ANTONI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510 BARBOS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520 BARIR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530 BARRA BONI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535 BARRA DO CHAPE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540 BARRA DO TURV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550 BARRET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560 BARRINH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570 BARUER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580 BAST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590 BATATA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600 BAUR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610 BEBEDOUR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620 BENTO DE ABRE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630 BERNARDINO DE CAMP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635 BERTIOG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640 BILAC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650 BIRIGU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660 BIRITIBA-MIRIM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670 BOA ESPERANCA DO SU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680 BOCAI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690 BOFE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700 BOITUV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710 BOM JESUS DOS PERDO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715 BOM SUCESSO DE ITARAR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720 BO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730 BORACE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740 BORBOREM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745 BOREB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750 BOTUCAT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760 BRAGANCA PAULIS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770 BRAU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775 BREJO ALEGR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780 BRODOWSK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790 BROT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800 BUR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810 BURITAM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820 BURITIZA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830 CABRALIA PAULIS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840 CABREUV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850 CACAPAV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860 CACHOEIRA PAULIS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870 CACOND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880 CAFELAND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890 CAIAB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900 CAIEIR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910 CAIU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920 CAJAMAR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925 CAJAT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930 CAJOB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940 CAJUR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945 CAMPINA DO MONTE ALEGR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950 CAMPI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960 CAMPO LIMPO PAULIS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970 CAMPOS DO JORDA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980 CAMPOS NOVOS PAULIS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990 CANANE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0995 CAN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000 CANDIDO MO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010 CANDIDO RODRIGU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015 CANITAR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020 CAPAO BONIT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030 CAPELA DO ALT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040 CAPIVAR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050 CARAGUATATU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060 CARAPICUI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070 CARDOS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080 CASA BRANC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090 CASSIA DOS COQUEIR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100 CASTILH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110 CATANDUV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120 CATIGU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130 CEDRA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140 CERQUEIRA CESAR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150 CERQUILH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160 CESARIO LANG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170 CHARQUEAD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190 CLEMENTI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200 COLI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210 COLOMB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220 CONCHA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230 CONCH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240 CORDEIR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250 COROAD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260 CORONEL MACED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270 CORUMBATA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280 COSM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290 COSMORAM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300 COT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310 CRAVINH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320 CRISTAIS PAULIS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330 CRUZAL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340 CRUZEIR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350 CUBATA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360 CUNH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370 DESCALVAD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380 DIADEM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385 DIRCE RE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390 DIVINOLAND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400 DOBRAD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410 DOIS CORREG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420 DOLCIN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430 DOURAD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440 DRACE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450 DUARTI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460 DUMONT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470 ECHAPO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480 ELDORAD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490 ELIAS FAUST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492 ELISIARI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495 EMBAU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500 EMBU DAS ART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510 EMBU-GUAC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512 EMILIAN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515 ENGENHEIRO COELH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518 ESPIRITO SANTO DO PINHA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519 ESPIRITO SANTO DO TURV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520 ESTRELA D\'OES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530 ESTRELA DO NOR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535 EUCLIDES DA CUNHA PAULIS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540 FARTU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550 FERNAND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560 FERNANDO PREST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565 FERNA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570 FERRAZ DE VASCONCEL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580 FLORA RIC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590 FLOREA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600 FLORIDA PAULIS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610 FLORIN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620 FRANC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630 FRANCISCO MORAT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640 FRANCO DA ROCH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650 GABRIEL MONTEIR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660 GAL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670 GARC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680 GASTAO VIDIGA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685 GAVIAO PEIXOT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690 GENERAL SALGAD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700 GETULI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710 GLICERI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720 GUAICA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730 GUAIMB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740 GUAI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750 GUAPIAC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760 GUAPIA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770 GUA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780 GUARACA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790 GUARAC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800 GUARANI D\'OES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810 GUARAN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820 GUARARAP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830 GUARAREM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840 GUARATINGUE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850 GUARE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860 GUARI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870 GUARUJ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880 GUARULH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885 GUATAPA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890 GUZOLAND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900 HERCULAND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905 HOLAMB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907 HORTOLAND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910 IACANG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920 IACR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925 IAR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930 IBA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940 IBI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950 IBIRAREM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960 IBITING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970 IBIU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980 ICEM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1990 IEP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000 IGARACU DO TIE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010 IGARAPAV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020 IGARA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030 IGUAP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040 ILHABEL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042 ILHA COMPRID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044 ILHA SOLTEI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050 INDAIATU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060 INDIA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070 INDIAPO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080 INUBIA PAULIS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090 IPAUSS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100 IPER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110 IPEU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115 IPIGU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120 IPORANG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130 IPU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140 IRACEMA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150 IRAPU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160 IRAPUR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170 ITABE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180 ITA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190 ITAJOB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200 ITAJ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210 ITANHAEM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215 ITAOC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220 ITAPECERICA DA SER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230 ITAPETINING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240 ITAPEV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250 ITAPEV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260 ITAPI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265 ITAPIRAPUA PAULIS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270 ITA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280 ITAPORANG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290 ITAPU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300 ITAPU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310 ITAQUAQUECETU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320 ITARAR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330 ITARIR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340 ITATI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350 ITATING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360 ITIRAPI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370 ITIRAPU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380 ITOB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390 IT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400 ITUPEV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410 ITUVERAV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420 JABORAND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430 JABOTICABA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440 JACARE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450 JAC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460 JACUPIRANG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470 JAGUARIU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480 JAL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490 JAMBEIR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500 JANDI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510 JARDIN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520 JARIN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530 JA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540 JERIQUA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550 JOAN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560 JOAO RAMALH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570 JOSE BONIFACI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580 JULIO MESQUI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585 JUMIRIM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590 JUNDIA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600 JUNQUEIR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610 JUQU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620 JUQUITI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630 LAGOINH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640 LARANJAL PAULIS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650 LAVIN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660 LAVRINH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670 LEM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680 LENCOIS PAULIS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690 LIMEI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700 LINDO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710 LIN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720 LORE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725 LOURD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730 LOUVEI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740 LUCEL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750 LUCIAN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760 LUIS ANTONI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770 LUIZIAN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780 LUPERCI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790 LUTEC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800 MACATU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810 MACAUBA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820 MACEDON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830 MAGD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840 MAIRINQU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850 MAIRIPO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860 MANDUR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870 MARABA PAULIS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880 MARACA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885 MARAPOAM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890 MARIA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900 MARIL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910 MARIN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920 MARTIN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930 MATA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940 MAU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950 MENDONC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960 MERIDIAN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965 MES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970 MIGUEL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980 MINEIROS DO TIE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2990 MIRACAT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000 MIRA ESTREL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010 MIRAND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020 MIRANTE DO PARANAPANEM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030 MIRASSO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040 MIRASSOLAND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050 MOCOC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060 MOGI DAS CRUZ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070 MOGI GUAC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080 MOGI MIRIM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090 MOMBUC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100 MONCO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110 MONGAGU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120 MONTE ALEGRE DO SU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130 MONTE ALT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140 MONTE APRAZIVE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150 MONTE AZUL PAULIS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160 MONTE CASTEL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170 MONTEIRO LOBAT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180 MONTE MOR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190 MORRO AGUD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200 MORUNGA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205 MOTUC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210 MURUTINGA DO SU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215 NANT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220 NARANDI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230 NATIVIDADE DA SER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240 NAZARE PAULIS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250 NEVES PAULIS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260 NHANDEA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270 NIPO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280 NOVA ALIANC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282 NOVA CAMPI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284 NOVA CANAA PAULIS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286 NOVA CASTILH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290 NOVA EUROP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300 NOVA GRANAD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310 NOVA GUATAPORANG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320 NOVA INDEPENDENC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325 NOVA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330 NOVA LUZITAN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340 NOVA ODESS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350 NOVO HORIZON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360 NUPORANG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370 OCAUC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380 OLE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390 OLIMP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400 ONDA VERD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410 ORIEN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420 ORINDIUV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430 ORLAND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440 OSASC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450 OSCAR BRESSAN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460 OSVALDO CRUZ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470 OURINH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475 OUROES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480 OURO VERD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490 PACAEMB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500 PALESTI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510 PALMARES PAULIS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520 PALMEIRA D\'OES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530 PALMITA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540 PANORAM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550 PARAGUACU PAULIS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560 PARAIBU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570 PARAIS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580 PARANAPANEM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590 PARANAPU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600 PARAPU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610 PARDINH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620 PARIQUERA-AC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625 PARIS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630 PATROCINIO PAULIS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640 PAULICE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650 PAULIN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657 PAULISTAN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660 PAULO DE FAR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670 PEDERNEIR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680 PEDRA BEL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690 PEDRAN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700 PEDREGULH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710 PEDREI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715 PEDRINHAS PAULIS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720 PEDRO DE TOLED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730 PENA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740 PEREIRA BARRET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750 PEREIR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760 PERUIB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770 PIACAT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780 PIEDAD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790 PILAR DO SU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800 PINDAMONHANGA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810 PINDORAM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820 PINHALZINH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830 PIQUEROB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850 PIQUE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860 PIRACA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870 PIRACICA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880 PIRAJ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890 PIRAJU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900 PIRANG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910 PIRAPORA DO BOM JESU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920 PIRAPOZINH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930 PIRASSUNUNG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940 PIRATINING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950 PITANGUEIR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960 PLANALT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970 PLATI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980 PO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990 POLON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000 POMPE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010 PONGA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020 PONTA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025 PONTALIND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030 PONTES GESTA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040 POPULI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050 PORANGA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060 PORTO FELIZ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070 PORTO FERREI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075 POTIM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080 POTIRENDA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085 PRACINH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090 PRAD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100 PRAIA GRAND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105 PRATAN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110 PRESIDENTE ALV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120 PRESIDENTE BERNARD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130 PRESIDENTE EPITACI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140 PRESIDENTE PRUDEN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150 PRESIDENTE VENCESLA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160 PROMISSA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165 QUAD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170 QUA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180 QUEIROZ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190 QUELUZ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200 QUINTA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210 RAFARD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220 RANCHAR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230 REDENCAO DA SER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240 REGENTE FEIJ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250 REGIN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260 REGISTR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270 RESTING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280 RIBEI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290 RIBEIRAO BONIT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300 RIBEIRAO BRANC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310 RIBEIRAO CORREN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320 RIBEIRAO DO SU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323 RIBEIRAO DOS INDI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325 RIBEIRAO GRAND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330 RIBEIRAO PIR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340 RIBEIRAO PRET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350 RIVERSU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360 RIFAI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370 RINCA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380 RIN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390 RIO CLAR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400 RIO DAS PEDR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410 RIO GRANDE DA SER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420 RIOLAND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425 ROSA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430 ROSEI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440 RUBIACE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450 RUBINE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460 SABIN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470 SAGR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480 SAL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490 SALES OLIVEI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500 SALESO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510 SALMOURA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515 SALTINH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520 SALT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530 SALTO DE PIRAPO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540 SALTO GRAND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550 SANDOVALI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560 SANTA ADEL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570 SANTA ALBERTI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580 SANTA BARBARA D\'OES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600 SANTA BRANC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610 SANTA CLARA D\'OES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620 SANTA CRUZ DA CONCEICA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625 SANTA CRUZ DA ESPERANC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630 SANTA CRUZ DAS PALMEIR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640 SANTA CRUZ DO RIO PARD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650 SANTA ERNESTI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660 SANTA FE DO SU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670 SANTA GERTRUD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680 SANTA ISABE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690 SANTA LUC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700 SANTA MARIA DA SER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710 SANTA MERCED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720 SANTANA DA PONTE PENS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730 SANTANA DE PARNAI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740 SANTA RITA D\'OES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750 SANTA RITA DO PASSA QUATR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760 SANTA ROSA DE VITERB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765 SANTA SALE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770 SANTO ANASTACI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780 SANTO ANDR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790 SANTO ANTONIO DA ALEGR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800 SANTO ANTONIO DE POSS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805 SANTO ANTONIO DO ARACANGU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810 SANTO ANTONIO DO JARDIM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820 SANTO ANTONIO DO PINHA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830 SANTO EXPEDIT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840 SANTOPOLIS DO AGUAPE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850 SANT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860 SAO BENTO DO SAPUCA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870 SAO BERNARDO DO CAMP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880 SAO CAETANO DO SU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890 SAO CARL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900 SAO FRANCISC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910 SAO JOAO DA BOA VIS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920 SAO JOAO DAS DUAS PONT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925 SAO JOAO DE IRACEM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930 SAO JOAO DO PAU D\'ALH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940 SAO JOAQUIM DA BAR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950 SAO JOSE DA BELA VIS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960 SAO JOSE DO BARREIR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970 SAO JOSE DO RIO PARD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980 SAO JOSE DO RIO PRET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990 SAO JOSE DOS CAMP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4995 SAO LOURENCO DA SER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000 SAO LUIS DO PARAITING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010 SAO MANUE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020 SAO MIGUEL ARCANJ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030 SAO PAUL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040 SAO PEDR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050 SAO PEDRO DO TURV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060 SAO ROQU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070 SAO SEBASTIA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080 SAO SEBASTIAO DA GRAM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090 SAO SIMA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100 SAO VICEN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110 SARAPU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120 SARUTA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130 SEBASTIANOPOLIS DO SU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140 SERRA AZU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150 SERRA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160 SERRA NEG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170 SERTAOZINH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180 SETE BARR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190 SEVERIN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200 SILVEIR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210 SOCORR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220 SOROCA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230 SUD MENNUCC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240 SUMAR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250 SUZAN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255 SUZANAPOLI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260 TABAPU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270 TABATING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280 TABOAO DA SER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290 TACI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300 TAGUA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310 TAIAC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320 TAIUV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330 TAMBA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340 TANAB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350 TAPIRA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360 TAPIRATI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365 TAQUARA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370 TAQUARITING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380 TAQUARITU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385 TAQUARIVA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390 TARABA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395 TARUM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400 TATU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410 TAUBA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420 TEJUP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430 TEODORO SAMPAI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440 TERRA ROX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450 TIET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460 TIMBUR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465 TORRE DE PED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470 TORRINH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475 TRABIJ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480 TREMEMBE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490 TRES FRONTEIR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495 TUIUT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500 TUP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510 TUPI PAULIS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520 TURIU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530 TURMALI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535 UBARAN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540 UBATUB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550 UBIRAJAR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560 UCHO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570 UNIAO PAULIS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580 URANI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590 URU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600 URUP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610 VALENTIM GENTI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620 VALINHO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630 VALPARAIS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635 VARGEM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640 VARGEM GRANDE DO SU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645 VARGEM GRANDE PAULIS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650 VARZEA PAULIST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660 VERA CRUZ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670 VINHED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680 VIRADOUR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690 VISTA ALEGRE DO ALTO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695 VITORIA BRASIL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700 VOTORANTIM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710 VOTUPORANGA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715 ZACARIA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720 CHAVANTES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730 ESTIVA GERBI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10010 ABATI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020 ADRIANOPOLI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030 AGUDOS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040 ALMIRANTE TAMANDAR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045 ALTAMIRA DO PARA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050 ALTONI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060 ALTO PARA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070 ALTO PIQUIR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080 ALVORADA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090 AMAPO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100 AMPER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105 ANAHY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110 ANDI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115 ANGUL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120 ANTONI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130 ANTONIO OLINT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140 APUCARA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150 ARAPONGA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160 ARAPOT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165 ARAPU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170 ARARU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180 ARAUCARI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185 ARIRANHA DO IVA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190 ASSA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200 ASSIS CHATEAUBRIAND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210 ASTORG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220 ATALAI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230 BALSA NOV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240 BANDEIRANT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250 BARBOSA FERRAZ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260 BARRACA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270 BARRA DO JACAR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275 BELA VISTA DA CAROB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280 BELA VISTA DO PARAIS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290 BITURU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300 BOA ESPERANC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302 BOA ESPERANCA DO IGUACU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304 BOA VENTURA DE SAO ROQU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305 BOA VISTA DA APARECID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310 BOCAIUVA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315 BOM JESUS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320 BOM SUCESS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322 BOM SUCESSO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330 BORRAZOPOLI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335 BRAGANEY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337 BRASILANDIA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340 CAFEA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345 CAFELANDI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347 CAFEZAL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350 CALIFORNI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360 CAMBA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370 CAMB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380 CAMBI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390 CAMPINA DA LAGO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395 CAMPINA DO SIMA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400 CAMPINA GRANDE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405 CAMPO BONIT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410 CAMPO DO TENENT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420 CAMPO LARG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425 CAMPO MAGR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430 CAMPO MOURA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440 CANDIDO DE ABREU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442 CANDO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445 CANTAGAL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450 CAPANEM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460 CAPITAO LEONIDAS MARQU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465 CARAMBE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470 CARLOPOLI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480 CASCAVE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490 CASTR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500 CATANDUVA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510 CENTENARIO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520 CERRO AZ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530 CEU AZ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540 CHOPINZINH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550 CIANORT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560 CIDADE GAUCH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570 CLEVELANDI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580 COLOMB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590 COLORAD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600 CONGONHINHA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610 CONSELHEIRO MAIRINCK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620 CONTEND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630 CORBELI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640 CORNELIO PROCOPI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645 CORONEL DOMINGOS SOAR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650 CORONEL VIVID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655 CORUMBATAI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657 CRUZEIRO DO IGUACU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660 CRUZEIRO DO OEST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670 CRUZEIRO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680 CRUZ MACHAD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685 CRUZMALTI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690 CURITIB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700 CURIUV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710 DIAMANTE DO NORT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712 DIAMANTE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715 DIAMANTE D\'OEST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720 DOIS VIZINHO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725 DOURADI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730 DOUTOR CAMARG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740 ENEAS MARQU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750 ENGENHEIRO BELTRA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752 ESPERANCA NOV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753 ENTRE RIOS DO OEST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754 ESPIGAO ALTO DO IGUACU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755 FARO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760 FAXINA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765 FAZENDA RIO GRAND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770 FENIX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773 FERNANDES PINHEIR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775 FIGUEI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780 FLORA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785 FLOR DA SERRA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790 FLOREST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800 FLORESTOPOLI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810 FLORID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820 FORMOSA DO OEST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830 FOZ DO IGUACU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832 FRANCISCO ALV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840 FRANCISCO BELTRA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845 FOZ DO JORDA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850 GENERAL CARNEIR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855 GODOY MOREI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860 GOIOER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865 GOIOXIM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870 GRANDES RIO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880 GUAI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890 GUAIRAC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895 GUAMIRANG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900 GUAPIRAM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910 GUAPOREM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920 GUARAC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930 GUARANIACU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940 GUARAPUAV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950 GUARAQUECAB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960 GUARATUB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965 HONORIO SERP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970 IBAIT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975 IBEM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980 IBIPO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0990 ICARAIM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000 IGUARACU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005 IGUATU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007 IMBAU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010 IMBITUV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020 INACIO MARTIN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030 INAJ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040 INDIANOPOLI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050 IPIRANG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060 IPO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065 IRACEMA DO OEST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070 IRAT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080 IRETAM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090 ITAGUAJ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095 ITAIPULANDI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100 ITAMBARAC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110 ITAMB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120 ITAPEJARA D\'OEST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125 ITAPERUCU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130 ITAUNA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140 IVA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150 IVAIPO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155 IVAT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160 IVATUB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170 JABOT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180 JACAREZINH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190 JAGUAPIT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200 JAGUARIAIV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210 JANDAIA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220 JANIOPOLI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230 JAPI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240 JAPU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250 JARDIM ALEGR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260 JARDIM OLIND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270 JATAIZINH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275 JESUITA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280 JOAQUIM TAVO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290 JUNDIAI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295 JURAND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300 JUSSA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310 KALOR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320 LAP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325 LARANJA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330 LARANJEIRAS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340 LEOPOLI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342 LIDIANOPOLI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345 LINDOEST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350 LOAND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360 LOBAT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370 LONDRI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373 LUIZIA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375 LUNARDELL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380 LUPIONOPOLI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390 MALLET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400 MAMBOR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410 MANDAGUACU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420 MANDAGUAR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430 MANDIRITUB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435 MANFRINOPOLI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440 MANGUEIRINH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450 MANOEL RIBA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460 MARECHAL CANDIDO RONDON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470 MARIA HELE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480 MARIALV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490 MARILANDIA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500 MARILE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510 MARILUZ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520 MARING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530 MARIOPOLI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535 MARIP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540 MARMELEIR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545 MARQUINH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550 MARUMB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560 MATELANDI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570 MATINHO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573 MATO RIC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575 MAUA DA SER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580 MEDIANEI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585 MERCED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590 MIRADOR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600 MIRASELV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605 MISSA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610 MOREIRA SAL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620 MORRET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630 MUNHOZ DE MEL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640 NOSSA SENHORA DAS GRACA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650 NOVA ALIANCA DO IVA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660 NOVA AMERICA DA COLI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670 NOVA AURO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680 NOVA CANTU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690 NOVA ESPERANC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695 NOVA ESPERANCA DO SUDOEST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700 NOVA FATIM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705 NOVA LARANJEIRA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710 NOVA LONDRI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720 NOVA OLIMPI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721 NOVA SANTA BARBA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722 NOVA SANTA ROS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725 NOVA PRATA DO IGUACU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727 NOVA TEBA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729 NOVO ITACOLOM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730 ORTIGUEI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740 OURIZO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745 OURO VERDE DO OEST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750 PAICANDU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760 PALMA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770 PALMEI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780 PALMITA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790 PALOTI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800 PARAISO DO NORT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810 PARANACITY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820 PARANAGU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830 PARANAPOEM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840 PARANAVA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845 PATO BRAGAD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850 PATO BRANC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860 PAULA FREITA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870 PAULO FRONTIN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880 PEABIRU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885 PEROBA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890 PEROL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900 PEROLA D\'OEST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910 PIEN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915 PINHAI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920 PINHALA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925 PINHAL DE SAO BENT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930 PINHA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940 PIRAI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950 PIRAQUA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960 PITANG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965 PITANGUEIRA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970 PLANALTINA DO PARA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980 PLANALT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990 PONTA GROSS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1995 PONTAL DO PARA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000 PORECATU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010 PORTO AMAZONA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015 PORTO BARREIR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020 PORTO RIC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030 PORTO VITORI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033 PRADO FERREI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035 PRANCHIT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040 PRESIDENTE CASTELO BRANC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050 PRIMEIRO DE MAI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060 PRUDENTOPOLI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065 QUARTO CENTENARI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070 QUATIGU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080 QUATRO BARRA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085 QUATRO PONT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090 QUEDAS DO IGUACU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100 QUERENCIA DO NORT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110 QUINTA DO SO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120 QUITANDINH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125 RAMILANDI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130 RANCHO ALEGR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135 RANCHO ALEGRE D\'OEST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140 REALEZ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150 REBOUCA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160 RENASCENC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170 RESERV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175 RESERVA DO IGUACU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180 RIBEIRAO CLAR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190 RIBEIRAO DO PINHA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200 RIO AZ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210 RIO BOM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215 RIO BONITO DO IGUACU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217 RIO BRANCO DO IVA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220 RIO BRANCO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230 RIO NEGR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240 ROLANDI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250 RONCADOR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260 RONDON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265 ROSARIO DO IVA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270 SABAUDI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280 SALGADO FILH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290 SALTO DO ITARAR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300 SALTO DO LONT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310 SANTA AMELI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320 SANTA CECILIA DO PAVA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330 SANTA CRUZ DE MONTE CASTEL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340 SANTA F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350 SANTA HELE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360 SANTA IN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370 SANTA ISABEL DO IVA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380 SANTA IZABEL DO OEST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382 SANTA LUCI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385 SANTA MARIA DO OEST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390 SANTA MARIA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395 SANTA MONIC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400 SANTANA DO ITARAR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402 SANTA TEREZA DO OEST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405 SANTA TEREZINHA DE ITAIPU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410 SANTO ANTONIO DA PLATI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420 SANTO ANTONIO DO CAIU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430 SANTO ANTONIO DO PARAIS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440 SANTO ANTONIO DO SUDOEST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450 SANTO INACI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460 SAO CARLOS DO IVA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470 SAO JERONIMO DA SER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480 SAO JOA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490 SAO JOAO DO CAIU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500 SAO JOAO DO IVA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510 SAO JOAO DO TRIUNF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520 SAO JORGE D\'OEST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530 SAO JORGE DO IVA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535 SAO JORGE DO PATROCINI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540 SAO JOSE DA BOA VIST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545 SAO JOSE DAS PALMEIRA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550 SAO JOSE DOS PINHAI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555 SAO MANOEL DO PARA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560 SAO MATEUS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570 SAO MIGUEL DO IGUACU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575 SAO PEDRO DO IGUACU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580 SAO PEDRO DO IVA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590 SAO PEDRO DO PARA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600 SAO SEBASTIAO DA AMOREI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610 SAO TOM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620 SAPOPEM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625 SARAND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627 SAUDADE DO IGUACU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630 SENG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635 SERRANOPOLIS DO IGUACU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640 SERTANEJ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650 SERTANOPOLI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660 SIQUEIRA CAMPO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665 SULI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667 TAMARA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670 TAMBOA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680 TAPEJA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690 TAPI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700 TEIXEIRA SOAR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710 TELEMACO BORB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720 TERRA BO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730 TERRA RIC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740 TERRA ROX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750 TIBAG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760 TIJUCAS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770 TOLED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780 TOMAZI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785 TRES BARRAS DO PARA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788 TUNAS DO PARA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790 TUNEIRAS DO OEST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795 TUPASS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796 TURV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800 UBIRAT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810 UMUARAM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820 UNIAO DA VITORI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830 UNIFLOR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840 URA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850 WENCESLAU BRAZ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853 VENTANI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855 VERA CRUZ DO OEST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860 VER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862 ALTO PARAIS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863 DOUTOR ULYSS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865 VIRMOND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870 VITORIN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12880 XAMBR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005 ABDON BATIST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010 ABELARDO LUZ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020 AGROLANDI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030 AGRONOMIC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040 AGUA DOC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050 AGUAS DE CHAPEC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055 AGUAS FRIA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060 AGUAS MORNA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070 ALFREDO WAGNER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075 ALTO BELA VIST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080 ANCHIET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090 ANGELI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100 ANITA GARIBALD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110 ANITAPOLI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120 ANTONIO CARLO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125 APIU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127 ARABUT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130 ARAQUAR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140 ARARANGU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150 ARMAZEM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160 ARROIO TRINT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165 ARVORED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170 ASCUR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180 ATALANT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190 AURO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195 BALNEARIO ARROIO DO SILV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200 BALNEARIO CAMBORIU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205 BALNEARIO BARRA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207 BALNEARIO GAIVOT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208 BANDEIRANT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209 BARRA BONIT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210 BARRA VELH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213 BELA VISTA DO TOLD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215 BELMONT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220 BENEDITO NOV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230 BIGUACU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240 BLUMENAU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243 BOCAINA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245 BOMBINHA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250 BOM JARDIM DA SER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253 BOM JESU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257 BOM JESUS DO OEST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260 BOM RETIR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270 BOTUVE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280 BRACO DO NORT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285 BRACO DO TROMBUD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287 BRUNOPOLI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290 BRUSQU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300 CACADOR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310 CAIB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315 CALMON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320 CAMBORIU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325 CAPAO ALT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330 CAMPO ALEGR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340 CAMPO BELO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350 CAMPO ER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360 CAMPOS NOVO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370 CANELINH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380 CANOINHA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390 CAPINZA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395 CAPIVARI DE BAIX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400 CATANDUVA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410 CAXAMBU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415 CELSO RAMO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417 CERRO NEGR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419 CHAPADAO DO LAGEAD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420 CHAPEC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425 COCAL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430 CONCORDI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435 CORDILHEIRA ALT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440 CORONEL FREITA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445 CORONEL MARTIN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450 CORUP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455 CORREIA PINT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460 CRICIUM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470 CUNHA PO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475 CUNHATA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480 CURITIBANO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490 DESCANS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500 DIONISIO CERQUEI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510 DONA EMM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515 DOUTOR PEDRINH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517 ENTRE RIO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519 ERM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520 ERVAL VELH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530 FAXINAL DOS GUED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535 FLOR DO SERTA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540 FLORIANOPOLI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543 FORMOSA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545 FORQUILHINH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550 FRAIBURG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555 FREI ROGERI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560 GALVA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570 GAROPAB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580 GARUV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590 GASPAR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600 GOVERNADOR CELSO RAMO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610 GRAO PA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620 GRAVATA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630 GUABIRUB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640 GUARACIAB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650 GUARAMIRIM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660 GUARUJA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665 GUATAMBU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670 HERVAL D\'OEST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675 IBIAM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680 IBICAR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690 IBIRAM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700 ICA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710 ILHOT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720 IMARU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730 IMBITUB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740 IMBUI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750 INDAIA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757 IOMER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760 IPI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765 IPORA DO OEST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768 IPUACU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770 IPUMIRIM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775 IRACEMINH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780 IRAN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785 IRAT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790 IRINEOPOLI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800 IT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810 ITAIOPOLI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820 ITAJA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830 ITAPEM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840 ITAPIRANG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845 ITAPO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850 ITUPORANG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860 JABO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870 JACINTO MACHAD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880 JAGUARU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890 JARAGUA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895 JARDINOPOLI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900 JOACAB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910 JOINVILL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915 JOSE BOITEUX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917 JUPI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920 LACERDOPOLI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930 LAG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940 LAGU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945 LAJEADO GRAND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950 LAURENTIN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960 LAURO MULLER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970 LEBON REGI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980 LEOBERTO LEA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985 LINDOIA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0990 LONTRA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000 LUIZ ALV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003 LUZER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005 MACIEI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010 MAF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020 MAJOR GERCIN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030 MAJOR VIEI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040 MARACAJ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050 MARAVILH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055 MAREM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060 MASSARANDUB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070 MATOS COST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080 MELEIR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085 MIRIM DOC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090 MODEL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100 MONDA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105 MONTE CARL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110 MONTE CASTEL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120 MORRO DA FUMAC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125 MORRO GRAND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130 NAVEGANT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140 NOVA ERECHIM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145 NOVA ITABERAB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150 NOVA TRENT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160 NOVA VENEZ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165 NOVO HORIZONT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170 ORLEAN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175 OTACILIO COST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180 OUR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185 OURO VERD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187 PAIA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189 PAINE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190 PALHOC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200 PALMA SOL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205 PALMEI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210 PALMITO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220 PAPANDUV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223 PARAIS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225 PASSO DE TORR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227 PASSOS MAI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230 PAULO LOP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240 PEDRAS GRAND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250 PENH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260 PERITIB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265 PESCARIA BRAV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270 PETROLANDI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280 BALNEARIO PICARRA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290 PINHALZINH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300 PINHEIRO PRET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310 PIRATUB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315 PLANALTO ALEGR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320 POMEROD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330 PONTE ALT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335 PONTE ALTA DO NORT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340 PONTE SERRAD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350 PORTO BEL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360 PORTO UNIA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370 POUSO REDOND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380 PRAIA GRAND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390 PRESIDENTE CASTELLO BRANC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400 PRESIDENTE GETULI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410 PRESIDENTE NEREU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415 PRINCES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420 QUILOMB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430 RANCHO QUEIMAD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440 RIO DAS ANTA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450 RIO DO CAMP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460 RIO DO OEST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470 RIO DOS CEDRO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480 RIO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490 RIO FORTU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500 RIO NEGRINH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505 RIO RUFIN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507 RIQUEZ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510 RODEI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520 ROMELANDI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530 SALET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535 SALTINH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540 SALTO VELOS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545 SANGA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550 SANTA CECILI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555 SANTA HELE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560 SANTA ROSA DE LIM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565 SANTA ROSA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567 SANTA TEREZINH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568 SANTA TEREZINHA DO PROGRESS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569 SANTIAGO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570 SANTO AMARO DA IMPERATRIZ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575 SAO BERNARDIN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580 SAO BENTO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590 SAO BONIFACI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600 SAO CARLO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605 SAO CRISTOVAO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610 SAO DOMINGO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620 SAO FRANCISCO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625 SAO JOAO DO OEST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630 SAO JOAO BATIST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635 SAO JOAO DO ITAPERIU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640 SAO JOAO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650 SAO JOAQUIM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660 SAO JOS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670 SAO JOSE DO CEDR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680 SAO JOSE DO CERRIT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690 SAO LOURENCO DO OEST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700 SAO LUDGER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710 SAO MARTINH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715 SAO MIGUEL DA BOA VIST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720 SAO MIGUEL DO OEST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725 SAO PEDRO DE ALCANTA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730 SAUDAD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740 SCHROEDER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750 SEA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755 SERRA ALT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760 SIDEROPOLI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770 SOMBRI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775 SUL BRASI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780 TAI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790 TANGA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795 TIGRINHO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800 TIJUCA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810 TIMBE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820 TIMB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825 TIMBO GRAND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830 TRES BARRA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835 TREVIS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840 TREZE DE MAI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850 TREZE TILIA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860 TROMBUDO CENTRA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870 TUBARA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875 TUNAPOLI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880 TURV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885 UNIAO DO OEST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890 URUBIC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895 URUPEM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900 URUSSANG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910 VARGEA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915 VARGEM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917 VARGEM BONIT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920 VIDAL RAMO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930 VIDEI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935 VITOR MEIREL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940 WITMARSUM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950 XANXER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960 XAVANTI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970 XAXIM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1985 ZORTE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22000 BALNEARIO RINCA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003 ACEGU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005 AGUA SANT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010 AGUD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020 AJURICAB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030 ALECRIM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040 ALEGRET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045 ALEGRI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047 ALMIRANTE TAMANDARE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050 ALPESTR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055 ALTO ALEGR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057 ALTO FELIZ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060 ALVORAD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063 AMARAL FERRADOR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064 AMETISTA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066 ANDRE DA ROCH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070 ANTA GORD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080 ANTONIO PRAD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085 ARAMBAR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087 ARARIC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090 ARATIB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100 ARROIO DO MEI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105 ARROIO DO SA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107 ARROIO DO PADR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110 ARROIO DOS RATO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120 ARROIO DO TIGR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130 ARROIO GRAND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140 ARVOREZINH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150 AUGUSTO PESTA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155 AURE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160 BAG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163 BALNEARIO PINHA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165 BARA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170 BARAO DE COTEGIP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175 BARAO DO TRIUNF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180 BARRACA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185 BARRA DO GUARIT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187 BARRA DO QUARA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190 BARRA DO RIBEIR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192 BARRA DO RIO AZ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195 BARRA FUND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200 BARROS CASSA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205 BENJAMIN CONSTANT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210 BENTO GONCALV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215 BOA VISTA DAS MISSO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220 BOA VISTA DO BURIC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222 BOA VISTA DO CADEAD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223 BOA VISTA DO INC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225 BOA VISTA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230 BOM JESU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235 BOM PRINCIPI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237 BOM PROGRESS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240 BOM RETIRO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245 BOQUEIRAO DO LEA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250 BOSSOROC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258 BOZAN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260 BRAG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265 BROCHIER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270 BUTI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280 CACAPAVA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290 CACEQU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300 CACHOEIRA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310 CACHOEIRINH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320 CACIQUE DOBL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330 CAIBAT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340 CAICA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350 CAMAQU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355 CAMARG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360 CAMBARA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367 CAMPESTRE DA SER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370 CAMPINA DAS MISSO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380 CAMPINAS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390 CAMPO BOM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400 CAMPO NOV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410 CAMPOS BORG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420 CANDELARI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430 CANDIDO GODO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435 CANDIOT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440 CANEL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450 CANGUCU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460 CANOA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461 CANUDOS DO VAL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462 CAPAO BONITO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463 CAPAO DA CANO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465 CAPAO DO CIP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466 CAPAO DO LEA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467 CAPIVARI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468 CAPELA DE SANTA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469 CAPITA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470 CARAZINH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471 CARA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480 CARLOS BARBOS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485 CARLOS GOM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490 CASC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495 CASEIRO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500 CATUIP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510 CAXIAS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511 CENTENARI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512 CERRIT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513 CERRO BRANC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515 CERRO GRAND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517 CERRO GRANDE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520 CERRO LARG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530 CHAPAD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535 CHARQUEADA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537 CHARRU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540 CHIAPETT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543 CHU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544 CHUVISC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545 CIDREI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550 CIRIAC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558 COLINA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560 COLORAD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570 CONDOR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580 CONSTANTI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583 COQUEIRO BAIX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585 COQUEIROS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587 CORONEL BARRO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590 CORONEL BICAC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593 CORONEL PILAR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595 COTIPO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597 COXILH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600 CRISSIUMA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605 CRISTA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607 CRISTAL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610 CRUZ ALT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613 CRUZALTENS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620 CRUZEIRO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630 DAVID CANABARR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632 DERRUBADA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635 DEZESSEIS DE NOVEMBR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637 DILERMANDO DE AGUIAR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640 DOIS IRMAO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642 DOIS IRMAOS DAS MISSO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645 DOIS LAJEADO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650 DOM FELICIAN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655 DOM PEDRO DE ALCANTA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660 DOM PEDRIT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670 DONA FRANCISC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673 DOUTOR MAURICIO CARDOS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675 DOUTOR RICARD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676 ELDORADO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680 ENCANTAD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690 ENCRUZILHADA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692 ENGENHO VELH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693 ENTRE-IJUI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695 ENTRE RIOS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697 EREBANG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700 ERECHIM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705 ERNESTI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710 HERVA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720 ERVAL GRAND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730 ERVAL SEC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740 ESMERALD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745 ESPERANCA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750 ESPUMOS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755 ESTACA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760 ESTANCIA VELH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770 ESTEI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780 ESTREL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781 ESTRELA VELH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783 EUGENIO DE CASTR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786 FAGUNDES VAREL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790 FARROUPILH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800 FAXINAL DO SOTURN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805 FAXINALZINH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807 FAZENDA VILANOV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810 FELIZ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820 FLORES DA CUNH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825 FLORIANO PEIXOT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830 FONTOURA XAVIER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840 FORMIGUEIR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843 FORQUETINH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845 FORTALEZA DOS VALO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850 FREDERICO WESTPHALEN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860 GARIBALD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865 GARRUCHO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870 GAURAM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880 GENERAL CAMA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885 GENTI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890 GETULIO VARGA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900 GIRU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905 GLORINH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910 GRAMAD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912 GRAMADO DOS LOUREIRO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915 GRAMADO XAVIER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920 GRAVATA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925 GUABIJU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930 GUAIB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940 GUAPOR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950 GUARANI DAS MISSO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955 HARMONI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957 HERVEIRA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960 HORIZONTI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965 HULHA NEG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970 HUMAIT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975 IBARAM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980 IBIAC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990 IBIRAIARA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0995 IBIRAPUIT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000 IBIRUB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010 IGREJINH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020 IJU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030 ILOPOLI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033 IMB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036 IMIGRANT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040 INDEPENDENCI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041 INHACO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043 IP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046 IPIRANGA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050 IRA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053 ITAA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055 ITACURUB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057 ITAPUC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060 ITAQU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065 ITAT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070 ITATIBA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075 IVO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080 IVOT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085 JABOTICAB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087 JACUIZINH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090 JACUTING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100 JAGUARA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110 JAGUAR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112 JAQUIRA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113 JAR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115 JOI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120 JULIO DE CASTILHO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123 LAGOA BONITA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125 LAGOA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127 LAGOA DOS TRES CANTO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130 LAGOA VERMELH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140 LAJEAD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142 LAJEADO DO BUGR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150 LAVRAS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160 LIBERATO SALZAN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162 LINDOLFO COLLOR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164 LINHA NOV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170 MACHADINH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171 MACAMBA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173 MAMPITUB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175 MANOEL VIA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177 MAQUIN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179 MARAT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180 MARAU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190 MARCELINO RAMO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198 MARIANA PIMENTE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200 MARIANO MOR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205 MARQUES DE SOUZ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210 MAT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213 MATO CASTELHAN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215 MATO LEITA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217 MATO QUEIMAD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220 MAXIMILIANO DE ALMEID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225 MINAS DO LEA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230 MIRAGUA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235 MONTAUR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237 MONTE ALEGRE DOS CAMPO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238 MONTE BELO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240 MONTENEGR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242 MORMAC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244 MORRINHOS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245 MORRO REDOND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247 MORRO REUTER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250 MOSTARDA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260 MUCUM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261 MUITOS CAPO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262 MULITERN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265 NAO-ME-TOQU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267 NICOLAU VERGUEIR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270 NONOA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275 NOVA ALVORAD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280 NOVA ARAC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290 NOVA BASSAN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295 NOVA BOA VIST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300 NOVA BRESCI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301 NOVA CANDELARI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303 NOVA ESPERANCA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306 NOVA HARTZ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308 NOVA PADU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310 NOVA PALM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320 NOVA PETROPOLI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330 NOVA PRAT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333 NOVA RAMAD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335 NOVA ROMA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337 NOVA SANTA RIT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339 NOVO CABRAI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340 NOVO HAMBURG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342 NOVO MACHAD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344 NOVO TIRADENT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346 NOVO XINGU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349 NOVO BARREIR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350 OSORI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360 PAIM FILH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365 PALMARES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370 PALMEIRA DAS MISSO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380 PALMITINH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390 PANAMB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395 PANTANO GRAND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400 PARA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402 PARAISO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403 PARECI NOV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405 PAROB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406 PASSA SET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407 PASSO DO SOBRAD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410 PASSO FUND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413 PAULO BENT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415 PAVERAM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417 PEDRAS ALTA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420 PEDRO OSORI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430 PEJUCA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440 PELOTA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442 PICADA CAF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445 PINHA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446 PINHAL DA SER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447 PINHAL GRAND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449 PINHEIRINHO DO VAL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450 PINHEIRO MACHAD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453 PINTO BANDEIRA (EXTINTO)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454 PINTO BANDEI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455 PIRAP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460 PIRATIN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470 PLANALT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475 POCO DAS ANTA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477 PONTA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478 PONTE PRET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480 PORTA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490 PORTO ALEGR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500 PORTO LUCE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505 PORTO MAU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507 PORTO VERA CRUZ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510 PORTO XAVIER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513 POUSO NOV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514 PRESIDENTE LUCE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515 PROGRESS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517 PROTASIO ALV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520 PUTING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530 QUARA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531 QUATRO IRMAO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532 QUEVEDO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535 QUINZE DE NOVEMBR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540 REDENTO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545 RELVAD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550 RESTINGA SEC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555 RIO DOS INDIO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560 RIO GRAND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570 RIO PARD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575 RIOZINH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580 ROCA SAL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590 RODEIO BONIT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595 ROLADOR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600 ROLANT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610 RONDA ALT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620 RONDINH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630 ROQUE GONZAL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640 ROSARIO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642 SAGRADA FAMILI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643 SALDANHA MARINH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645 SALTO DO JACU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647 SALVADOR DAS MISSO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650 SALVADOR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660 SANANDUV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670 SANTA BARBARA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673 SANTA CECILIA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675 SANTA CLARA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680 SANTA CRUZ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690 SANTA MARI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695 SANTA MARIA DO HERVA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697 SANTA MARGARIDA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700 SANTANA DA BOA VIST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710 SANT\'ANA DO LIVRAMENT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720 SANTA ROS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725 SANTA TEREZ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730 SANTA VITORIA DO PALMAR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740 SANTIAG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750 SANTO ANGEL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755 SANTO ANTONIO DO PALM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760 SANTO ANTONIO DA PATRULH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770 SANTO ANTONIO DAS MISSO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775 SANTO ANTONIO DO PLANALT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780 SANTO AUGUST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790 SANTO CRIST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795 SANTO EXPEDITO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800 SAO BORJ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805 SAO DOMINGOS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810 SAO FRANCISCO DE ASSI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820 SAO FRANCISCO DE PAUL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830 SAO GABRIE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840 SAO JERONIM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842 SAO JOAO DA URTIG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843 SAO JOAO DO POLESIN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844 SAO JORG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845 SAO JOSE DAS MISSO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846 SAO JOSE DO HERVA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848 SAO JOSE DO HORTENCI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849 SAO JOSE DO INHACO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850 SAO JOSE DO NORT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860 SAO JOSE DO OUR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861 SAO JOSE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862 SAO JOSE DOS AUSENT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870 SAO LEOPOLD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880 SAO LOURENCO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890 SAO LUIZ GONZAG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900 SAO MARCO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910 SAO MARTINH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912 SAO MARTINHO DA SER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915 SAO MIGUEL DAS MISSO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920 SAO NICOLAU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930 SAO PAULO DAS MISSO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935 SAO PEDRO DA SER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936 SAO PEDRO DAS MISSO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937 SAO PEDRO DO BUTI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940 SAO PEDRO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950 SAO SEBASTIAO DO CA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960 SAO SEP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970 SAO VALENTIM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971 SAO VALENTIM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973 SAO VALERIO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975 SAO VENDELIN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980 SAO VICENTE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1990 SAPIRANG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000 SAPUCAIA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010 SARAND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020 SEBER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023 SEDE NOV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026 SEGRED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030 SELBACH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032 SENADOR SALGADO FILH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035 SENTINELA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040 SERAFINA CORRE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045 SERI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050 SERTA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055 SERTAO SANTA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057 SETE DE SETEMBR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060 SEVERIANO DE ALMEID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065 SILVEIRA MARTIN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067 SINIMBU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070 SOBRADINH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080 SOLEDAD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085 TABA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090 TAPEJA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100 TAPE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110 TAP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120 TAQUA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130 TAQUAR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132 TAQUARUCU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135 TAVAR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140 TENENTE PORTEL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143 TERRA DE AREI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145 TEUTONI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146 TIO HUG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147 TIRADENTES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149 TOROP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150 TORR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160 TRAMANDA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162 TRAVESSEIR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163 TRES ARROIO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166 TRES CACHOEIRA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170 TRES COROA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180 TRES DE MAI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183 TRES FORQUILHA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185 TRES PALMEIRA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190 TRES PASSO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195 TRINDADE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200 TRIUNF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210 TUCUNDUV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215 TUNA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218 TUPANCI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220 TUPANCIRET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225 TUPAND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230 TUPAREND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232 TURUCU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234 UBIRETAM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235 UNIAO DA SER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237 UNISTALD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240 URUGUAIAN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250 VACARI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252 VALE VERD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253 VALE DO SO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254 VALE REA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255 VANINI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260 VENANCIO AIR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270 VERA CRUZ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280 VERANOPOLI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285 VESPASIANO CORRE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290 VIADUTO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300 VIAMA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310 VICENTE DUTR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320 VICTOR GRAEFF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330 VILA FLOR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335 VILA LANGARO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340 VILA MARI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345 VILA NOVA DO SUL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350 VISTA ALEGRE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360 VISTA ALEGRE DO PRAT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370 VISTA GAUCH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375 VITORIA DAS MISSOES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377 WESTFALI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32380 XANGRI-LA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500020 AGUA CLAR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025 ALCINOPOLI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060 AMAMBAI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070 ANASTACI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080 ANAURILAND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085 ANGELIC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090 ANTONIO JOA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100 APARECIDA DO TABOAD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110 AQUIDAUAN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124 ARAL MOREIR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150 BANDEIRANTE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190 BATAGUASSU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200 BATAYPOR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210 BELA VIST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215 BODOQUEN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220 BONIT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230 BRASILAND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240 CAARAP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260 CAMAPU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270 CAMPO GRANDE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280 CARACOL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290 CASSILAND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295 CHAPADAO DO SUL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310 CORGUINH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315 CORONEL SAPUCA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320 CORUMB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325 COSTA RIC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330 COXIM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345 DEODAPOLI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348 DOIS IRMAOS DO BURITI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350 DOURADIN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370 DOURADO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375 ELDORAD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380 FATIMA DO SUL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390 FIGUEIRA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400 GLORIA DE DOURADO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410 GUIA LOPES DA LAGUN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430 IGUATEMI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440 INOCENC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450 ITAPOR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460 ITAQUIRAI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470 IVINHEM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480 JAPOR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490 JARAGUARI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500 JARDIM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510 JATEI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515 JUTI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520 LADARI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525 LAGUNA CARAP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540 MARACAJU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560 MIRAND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568 MUNDO NOV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570 NAVIRAI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580 NIOAQUE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600 NOVA ALVORADA DO SUL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620 NOVA ANDRADIN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625 NOVO HORIZONTE DO SUL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627 PARAISO DAS AGU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630 PARANAIB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635 PARANHO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640 PEDRO GOME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660 PONTA POR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690 PORTO MURTINH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710 RIBAS DO RIO PARD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720 RIO BRILHANTE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730 RIO NEGR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740 RIO VERDE DE MATO GROSS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750 ROCHED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755 SANTA RITA DO PARD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769 SAO GABRIEL DO OESTE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770 SETE QUED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780 SELVIR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790 SIDROLAND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793 SONOR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795 TACURU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797 TAQUARUSSU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800 TERENO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830 TRES LAGO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00840 VICENTIN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010 ACORIZAL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020 AGUA BO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025 ALTA FLOREST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030 ALTO ARAGUA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035 ALTO BOA VIST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040 ALTO GARC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050 ALTO PARAGUAI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060 ALTO TAQUARI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080 APIAC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100 ARAGUAIAN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120 ARAGUAINH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125 ARAPUTANG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130 ARENAPOLI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140 ARIPUAN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160 BARAO DE MELGAC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170 BARRA DO BUGRE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180 BARRA DO GARC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185 BOM JESUS DO ARAGUA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190 BRASNORTE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250 CACERE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260 CAMPINAPOLI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263 CAMPO NOVO DO PARECI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267 CAMPO VERDE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268 CAMPOS DE JULI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269 CANABRAVA DO NORTE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270 CANARAN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279 CARLIND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285 CASTANHEIR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300 CHAPADA DOS GUIMARAE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305 CLAUD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310 COCALINH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320 COLIDER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325 COLNIZ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330 COMODOR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335 CONFRES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336 CONQUISTA D\'OESTE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337 COTRIGUACU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340 CUIAB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343 CURVELAND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345 DENISE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350 DIAMANTIN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360 DOM AQUIN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370 FELIZ NATAL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380 FIGUEIROPOLIS D\'OESTE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385 GAUCHA DO NORTE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390 GENERAL CARNEIR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395 GLORIA D\'OESTE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410 GUARANTA DO NORTE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420 GUIRATING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450 INDIAVAI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452 IPIRANGA DO NORTE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454 ITANHANG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455 ITAUB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460 ITIQUIR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480 JACIAR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490 JANGAD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500 JAURU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510 JUAR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515 JUIN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517 JURUEN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520 JUSCIMEIR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523 LAMBARI D\'OESTE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525 LUCAS DO RIO VERDE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530 LUCIAR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550 VILA BELA DA SANTISSIMA TRINDADE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558 MARCELAND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560 MATUP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562 MIRASSOL D\'OESTE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590 NOBRE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600 NORTELAND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610 NOSSA SENHORA DO LIVRAMENT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615 NOVA BANDEIRANTE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617 NOVA NAZARE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618 NOVA LACERD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619 NOVA SANTA HELEN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620 NOVA BRASILAND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621 NOVA CANAA DO NORTE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622 NOVA MUTUM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623 NOVA OLIMP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624 NOVA UBIRAT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625 NOVA XAVANTIN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626 NOVO MUND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627 NOVO HORIZONTE DO NORTE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628 NOVO SAO JOAQUIM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629 PARANAIT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630 PARANATING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631 NOVO SANTO ANTONI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637 PEDRA PRET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642 PEIXOTO DE AZEVED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645 PLANALTO DA SERR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650 POCONE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665 PONTAL DO ARAGUA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670 PONTE BRANC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675 PONTES E LACERD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677 PORTO ALEGRE DO NORTE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680 PORTO DOS GAUCHO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682 PORTO ESPERIDIA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685 PORTO ESTREL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700 POXORE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704 PRIMAVERA DO LESTE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706 QUERENC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710 SAO JOSE DOS QUATRO MARCO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715 RESERVA DO CABACAL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718 RIBEIRAO CASCALHEIR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719 RIBEIRAOZINH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720 RIO BRANC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724 SANTA CARMEM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726 SANTO AFONS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729 SAO JOSE DO POV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730 SAO JOSE DO RIO CLAR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735 SAO JOSE DO XINGU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740 SAO PEDRO DA CIP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757 RONDOLAND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760 RONDONOPOLI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770 ROSARIO OESTE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774 SANTA CRUZ DO XINGU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775 SALTO DO CEU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776 SANTA RITA DO TRIVELAT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777 SANTA TEREZINH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779 SANTO ANTONIO DO LESTE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780 SANTO ANTONIO DO LEVERGER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785 SAO FELIX DO ARAGUA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787 SAPEZAL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788 SERRA NOVA DOURAD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790 SINOP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792 SORRIS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794 TABAPOR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795 TANGARA DA SERR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800 TAPURAH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805 TERRA NOVA DO NORTE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810 TESOUR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820 TORIXOREU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830 UNIAO DO SUL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835 VALE DE SAO DOMINGO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840 VARZEA GRANDE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850 VER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860 VILA RIC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880 NOVA GUARIT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885 NOVA MARILAND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890 NOVA MARING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10895 NOVA MONTE VERDE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005 ABADIA DE GOI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010 ABADIAN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013 ACREUN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015 ADELAND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017 AGUA FRIA DE GOI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020 AGUA LIMP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025 AGUAS LINDAS DE GOI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030 ALEXAN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050 ALOAND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055 ALTO HORIZONTE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060 ALTO PARAISO DE GOI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080 ALVORADA DO NORTE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082 AMARALIN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085 AMERICANO DO BRASIL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090 AMORINOPOLI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110 ANAPOLI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120 ANHANGUER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130 ANICUN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140 APARECIDA DE GOIAN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145 APARECIDA DO RIO DOCE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150 APORE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160 ARACU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170 ARAGARC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180 ARAGOIAN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215 ARAGUAPAZ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235 ARENOPOLI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250 ARUAN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260 AURILAND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280 AVELINOPOLI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310 BALIZ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320 BARRO ALT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330 BELA VISTA DE GOI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340 BOM JARDIM DE GOI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350 BOM JESUS DE GOI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355 BONFINOPOLI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357 BONOPOLI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360 BRAZABRANTE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380 BRITAN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390 BURITI ALEGRE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393 BURITI DE GOI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396 BURITINOPOLI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400 CABECEIR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410 CACHOEIRA ALT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420 CACHOEIRA DE GOI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425 CACHOEIRA DOURAD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430 CACU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440 CAIAPON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450 CALDAS NOV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455 CALDAZINH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460 CAMPESTRE DE GOI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465 CAMPINACU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470 CAMPINORTE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480 CAMPO ALEGRE DE GOI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485 CAMPO LIMPO DE GOI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490 CAMPOS BELO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495 CAMPOS VERDE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500 CARMO DO RIO VERDE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505 CASTELAND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510 CATALA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520 CATURAI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530 CAVALCANTE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540 CERE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545 CEZARIN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547 CHAPADAO DO CEU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549 CIDADE OCIDENTAL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551 COCALZINHO DE GOI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552 COLINAS DO SUL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570 CORREGO DO OUR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580 CORUMBA DE GOI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590 CORUMBAIB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620 CRISTALIN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630 CRISTIANOPOLI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640 CRIX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650 CROMIN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660 CUMARI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670 DAMIANOPOLI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680 DAMOLAND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690 DAVINOPOLI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710 DIORAM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725 DOVERLAND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735 EDEALIN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740 EDE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750 ESTRELA DO NORTE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753 FAIN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760 FAZENDA NOV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780 FIRMINOPOLI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790 FLORES DE GOI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800 FORMOS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810 FORMOS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815 GAMELEIRA DE GOI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830 DIVINOPOLIS DE GOI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840 GOIANAPOLI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850 GOIANDIR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860 GOIANES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870 GOIAN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880 GOIANIR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890 GOI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910 GOIATUB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915 GOUVELAND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920 GUAP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929 GUARAIT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940 GUARANI DE GOI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945 GUARINO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960 HEITORAI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970 HIDROLAND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980 HIDROLIN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990 IACIAR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993 INACIOLAND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995 INDIAR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000 INHUM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010 IPAMERI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015 IPIRANGA DE GOI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020 IPOR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030 ISRAELAND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040 ITABERAI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056 ITAGUARI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060 ITAGUARU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080 ITAJ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090 ITAPACI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100 ITAPIRAPU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120 ITAPURANG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130 ITARUM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140 ITAUCU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150 ITUMBIAR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160 IVOLAND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170 JANDA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180 JARAGU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190 JATAI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200 JAUPACI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205 JESUPOLI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210 JOVIAN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220 JUSSAR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225 LAGOA SANT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230 LEOPOLDO DE BULHOE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250 LUZIAN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260 MAIRIPOTAB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270 MAMBAI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280 MARA ROS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290 MARZAGA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295 MATRINCH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300 MAURILAND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305 MIMOSO DE GOI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308 MINACU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310 MINEIRO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340 MOIPOR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350 MONTE ALEGRE DE GOI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370 MONTES CLAROS DE GOI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375 MONTIVIDIU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377 MONTIVIDIU DO NORTE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380 MORRINHO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385 MORRO AGUDO DE GOI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390 MOSSAMEDE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400 MOZARLAND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405 MUNDO NOV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410 MUTUNOPOLI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440 NAZARI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450 NEROPOLI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460 NIQUELAND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470 NOVA AMERIC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480 NOVA AUROR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483 NOVA CRIX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486 NOVA GLOR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487 NOVA IGUACU DE GOI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490 NOVA ROM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500 NOVA VENEZ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520 NOVO BRASIL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523 NOVO GAM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525 NOVO PLANALT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530 ORIZON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540 OURO VERDE DE GOI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550 OUVIDOR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560 PADRE BERNARD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565 PALESTINA DE GOI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570 PALMEIRAS DE GOI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580 PALMEL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590 PALMINOPOLI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600 PANAM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630 PARANAIGUAR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640 PARAUN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645 PEROLAND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680 PETROLINA DE GOI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690 PILAR DE GOI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710 PIRACANJUB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720 PIRANH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730 PIRENOPOLI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740 PIRES DO RI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760 PLANALTIN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770 PONTALIN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800 PORANGATU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805 PORTEIRA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810 PORTELAND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830 POSSE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839 PROFESSOR JAMIL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850 QUIRINOPOLI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860 RIALM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870 RIANAPOLI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878 RIO QUENTE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880 RIO VERDE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890 RUBIATAB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900 SANCLERLAND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910 SANTA BARBARA DE GOI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920 SANTA CRUZ DE GOI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925 SANTA FE DE GOI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930 SANTA HELENA DE GOI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935 SANTA ISABEL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940 SANTA RITA DO ARAGUA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945 SANTA RITA DO NOVO DESTIN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950 SANTA ROSA DE GOI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960 SANTA TEREZA DE GOI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970 SANTA TEREZINHA DE GOI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971 SANTO ANTONIO DA BARR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973 SANTO ANTONIO DE GOI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975 SANTO ANTONIO DO DESCOBERT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980 SAO DOMINGO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1990 SAO FRANCISCO DE GOI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2000 SAO JOAO D\'ALIANC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2005 SAO JOAO DA PARAUN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2010 SAO LUIS DE MONTES BELO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2015 SAO LUIZ DO NORTE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2020 SAO MIGUEL DO ARAGUA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2026 SAO MIGUEL DO PASSA QUATR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2028 SAO PATRICI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2040 SAO SIMA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2045 SENADOR CANED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2050 SERRANOPOLI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2060 SILVAN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2068 SIMOLAND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2070 SITIO D\'ABAD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2100 TAQUARAL DE GOI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2108 TERESINA DE GOI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2119 TEREZOPOLIS DE GOI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2130 TRES RANCHO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2140 TRINDADE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2145 TROMB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2150 TURVAN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2155 TURVELAND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2157 UIRAPURU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2160 URUACU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2170 URUAN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2180 URUTAI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2185 VALPARAISO DE GOIA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2190 VARJA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2200 VIANOPOLI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2205 VICENTINOPOLIS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2220 VILA BO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2230 VILA PROPICIO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30010 BRASILIA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 table:number-rows-repeated="104300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R$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1T13:26:18.055000000</meta:creation-date>
    <dc:date>2023-06-11T16:50:27.300000000</dc:date>
    <meta:editing-duration>PT3H24M8S</meta:editing-duration>
    <meta:editing-cycles>2</meta:editing-cycles>
    <meta:generator>LibreOffice/7.5.4.2$Windows_X86_64 LibreOffice_project/36ccfdc35048b057fd9854c757a8b67ec53977b6</meta:generator>
    <meta:document-statistic meta:table-count="1" meta:cell-count="11142" meta:object-count="0"/>
  </office:meta>
</office:document-meta>
</file>